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2" style:family="table">
      <style:table-properties style:width="17cm" table:align="margins"/>
    </style:style>
    <style:style style:name="Táboa2.A" style:family="table-column">
      <style:table-column-properties style:column-width="17cm" style:rel-column-width="65535*"/>
    </style:style>
    <style:style style:name="Táboa2.A1" style:family="table-cell">
      <style:table-cell-properties fo:background-color="#fff5ce" fo:padding="0.097cm" fo:border="0.5pt solid #000000">
        <style:background-image/>
      </style:table-cell-properties>
    </style:style>
    <style:style style:name="Táboa12" style:family="table">
      <style:table-properties style:width="16.268cm" table:align="right"/>
    </style:style>
    <style:style style:name="Táboa12.A" style:family="table-column">
      <style:table-column-properties style:column-width="2.695cm"/>
    </style:style>
    <style:style style:name="Táboa12.B" style:family="table-column">
      <style:table-column-properties style:column-width="4.106cm"/>
    </style:style>
    <style:style style:name="Táboa12.C" style:family="table-column">
      <style:table-column-properties style:column-width="3.792cm"/>
    </style:style>
    <style:style style:name="Táboa12.D" style:family="table-column">
      <style:table-column-properties style:column-width="5.674cm"/>
    </style:style>
    <style:style style:name="Táboa12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2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2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2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3" style:family="table">
      <style:table-properties style:width="16.268cm" table:align="right"/>
    </style:style>
    <style:style style:name="Táboa13.A" style:family="table-column">
      <style:table-column-properties style:column-width="2.695cm"/>
    </style:style>
    <style:style style:name="Táboa13.B" style:family="table-column">
      <style:table-column-properties style:column-width="4.106cm"/>
    </style:style>
    <style:style style:name="Táboa13.C" style:family="table-column">
      <style:table-column-properties style:column-width="3.792cm"/>
    </style:style>
    <style:style style:name="Táboa13.D" style:family="table-column">
      <style:table-column-properties style:column-width="5.674cm"/>
    </style:style>
    <style:style style:name="Táboa13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3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3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3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6" style:family="table">
      <style:table-properties style:width="16.268cm" table:align="right"/>
    </style:style>
    <style:style style:name="Táboa16.A" style:family="table-column">
      <style:table-column-properties style:column-width="2.695cm"/>
    </style:style>
    <style:style style:name="Táboa16.B" style:family="table-column">
      <style:table-column-properties style:column-width="4.106cm"/>
    </style:style>
    <style:style style:name="Táboa16.C" style:family="table-column">
      <style:table-column-properties style:column-width="3.792cm"/>
    </style:style>
    <style:style style:name="Táboa16.D" style:family="table-column">
      <style:table-column-properties style:column-width="5.674cm"/>
    </style:style>
    <style:style style:name="Táboa16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6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6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6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5" style:family="table">
      <style:table-properties style:width="16.268cm" table:align="right"/>
    </style:style>
    <style:style style:name="Táboa15.A" style:family="table-column">
      <style:table-column-properties style:column-width="2.695cm"/>
    </style:style>
    <style:style style:name="Táboa15.B" style:family="table-column">
      <style:table-column-properties style:column-width="4.703cm"/>
    </style:style>
    <style:style style:name="Táboa15.C" style:family="table-column">
      <style:table-column-properties style:column-width="3.704cm"/>
    </style:style>
    <style:style style:name="Táboa15.D" style:family="table-column">
      <style:table-column-properties style:column-width="5.166cm"/>
    </style:style>
    <style:style style:name="Táboa15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5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5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5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1" style:family="table">
      <style:table-properties style:width="16.268cm" table:align="right"/>
    </style:style>
    <style:style style:name="Táboa11.A" style:family="table-column">
      <style:table-column-properties style:column-width="2.695cm"/>
    </style:style>
    <style:style style:name="Táboa11.B" style:family="table-column">
      <style:table-column-properties style:column-width="4.703cm"/>
    </style:style>
    <style:style style:name="Táboa11.C" style:family="table-column">
      <style:table-column-properties style:column-width="3.704cm"/>
    </style:style>
    <style:style style:name="Táboa11.D" style:family="table-column">
      <style:table-column-properties style:column-width="5.166cm"/>
    </style:style>
    <style:style style:name="Táboa1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8" style:family="table">
      <style:table-properties style:width="16.268cm" table:align="right"/>
    </style:style>
    <style:style style:name="Táboa18.A" style:family="table-column">
      <style:table-column-properties style:column-width="2.695cm"/>
    </style:style>
    <style:style style:name="Táboa18.B" style:family="table-column">
      <style:table-column-properties style:column-width="4.703cm"/>
    </style:style>
    <style:style style:name="Táboa18.C" style:family="table-column">
      <style:table-column-properties style:column-width="3.704cm"/>
    </style:style>
    <style:style style:name="Táboa18.D" style:family="table-column">
      <style:table-column-properties style:column-width="5.166cm"/>
    </style:style>
    <style:style style:name="Táboa18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8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8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8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21" style:family="table">
      <style:table-properties style:width="16.268cm" table:align="right"/>
    </style:style>
    <style:style style:name="Táboa21.A" style:family="table-column">
      <style:table-column-properties style:column-width="2.695cm"/>
    </style:style>
    <style:style style:name="Táboa21.B" style:family="table-column">
      <style:table-column-properties style:column-width="4.703cm"/>
    </style:style>
    <style:style style:name="Táboa21.C" style:family="table-column">
      <style:table-column-properties style:column-width="3.704cm"/>
    </style:style>
    <style:style style:name="Táboa21.D" style:family="table-column">
      <style:table-column-properties style:column-width="5.166cm"/>
    </style:style>
    <style:style style:name="Táboa2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2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2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2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20" style:family="table">
      <style:table-properties style:width="16.268cm" table:align="right"/>
    </style:style>
    <style:style style:name="Táboa20.A" style:family="table-column">
      <style:table-column-properties style:column-width="2.695cm"/>
    </style:style>
    <style:style style:name="Táboa20.B" style:family="table-column">
      <style:table-column-properties style:column-width="4.703cm"/>
    </style:style>
    <style:style style:name="Táboa20.C" style:family="table-column">
      <style:table-column-properties style:column-width="3.704cm"/>
    </style:style>
    <style:style style:name="Táboa20.D" style:family="table-column">
      <style:table-column-properties style:column-width="5.166cm"/>
    </style:style>
    <style:style style:name="Táboa20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20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20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20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4" style:family="table">
      <style:table-properties style:width="16.268cm" table:align="right"/>
    </style:style>
    <style:style style:name="Táboa14.A" style:family="table-column">
      <style:table-column-properties style:column-width="2.695cm"/>
    </style:style>
    <style:style style:name="Táboa14.B" style:family="table-column">
      <style:table-column-properties style:column-width="4.703cm"/>
    </style:style>
    <style:style style:name="Táboa14.C" style:family="table-column">
      <style:table-column-properties style:column-width="3.704cm"/>
    </style:style>
    <style:style style:name="Táboa14.D" style:family="table-column">
      <style:table-column-properties style:column-width="5.166cm"/>
    </style:style>
    <style:style style:name="Táboa14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4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4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4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3" style:family="table">
      <style:table-properties style:width="17cm" table:align="margins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7cm" table:align="margins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5" style:family="table">
      <style:table-properties style:width="17cm" table:align="margins"/>
    </style:style>
    <style:style style:name="Táboa5.A" style:family="table-column">
      <style:table-column-properties style:column-width="17cm" style:rel-column-width="65535*"/>
    </style:style>
    <style:style style:name="Tábo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6" style:family="table">
      <style:table-properties style:width="17cm" table:align="margins"/>
    </style:style>
    <style:style style:name="Táboa6.A" style:family="table-column">
      <style:table-column-properties style:column-width="17cm" style:rel-column-width="65535*"/>
    </style:style>
    <style:style style:name="Tábo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7" style:family="table">
      <style:table-properties style:width="17cm" table:align="margins"/>
    </style:style>
    <style:style style:name="Táboa7.A" style:family="table-column">
      <style:table-column-properties style:column-width="17cm" style:rel-column-width="65535*"/>
    </style:style>
    <style:style style:name="Táboa7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8" style:family="table">
      <style:table-properties style:width="17cm" table:align="margins"/>
    </style:style>
    <style:style style:name="Táboa8.A" style:family="table-column">
      <style:table-column-properties style:column-width="17cm" style:rel-column-width="65535*"/>
    </style:style>
    <style:style style:name="Táboa8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9" style:family="table">
      <style:table-properties style:width="17cm" table:align="margins"/>
    </style:style>
    <style:style style:name="Táboa9.A" style:family="table-column">
      <style:table-column-properties style:column-width="17cm" style:rel-column-width="65535*"/>
    </style:style>
    <style:style style:name="Tábo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10" style:family="table">
      <style:table-properties style:width="17cm" table:align="margins"/>
    </style:style>
    <style:style style:name="Táboa10.A" style:family="table-column">
      <style:table-column-properties style:column-width="17cm" style:rel-column-width="65535*"/>
    </style:style>
    <style:style style:name="Táboa10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P1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20b6f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20b6f" style:font-size-asian="1.75pt" style:font-size-complex="2pt"/>
    </style:style>
    <style:style style:name="P4" style:family="paragraph" style:parent-style-name="Text_20_body">
      <style:paragraph-properties fo:margin-top="0cm" fo:margin-bottom="0.3cm" style:contextual-spacing="false" fo:text-align="justify" style:justify-single-word="false"/>
      <style:text-properties style:font-name="Calibri" fo:font-size="12pt" officeooo:rsid="00557cfd" officeooo:paragraph-rsid="00557cfd" style:font-size-asian="10.5pt" style:font-size-complex="12pt"/>
    </style:style>
    <style:style style:name="P5" style:family="paragraph" style:parent-style-name="Text_20_body">
      <style:paragraph-properties fo:margin-top="0cm" fo:margin-bottom="0.3cm" style:contextual-spacing="false" fo:text-align="justify" style:justify-single-word="false"/>
      <style:text-properties fo:color="#555555" loext:opacity="100%" style:font-name="Calibri" fo:font-size="8pt" officeooo:rsid="005772c3" officeooo:paragraph-rsid="00557cfd" style:font-size-asian="8pt" style:font-size-complex="8pt"/>
    </style:style>
    <style:style style:name="P6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596b99" style:font-size-asian="8pt" style:font-size-complex="8pt"/>
    </style:style>
    <style:style style:name="P7" style:family="paragraph" style:parent-style-name="Text_20_body">
      <style:paragraph-properties fo:margin-left="0.499cm" fo:margin-top="0cm" fo:margin-bottom="0.3cm" style:contextual-spacing="false" fo:text-align="justify" style:justify-single-word="false"/>
      <style:text-properties fo:color="#555555" loext:opacity="100%" style:font-name="Calibri" fo:font-size="8pt" officeooo:rsid="0061f53c" officeooo:paragraph-rsid="00c4934a" style:font-size-asian="8pt" style:font-size-complex="8pt"/>
    </style:style>
    <style:style style:name="P8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color="#555555" loext:opacity="100%" style:font-name="Calibri" fo:font-size="8pt" officeooo:rsid="0061f53c" officeooo:paragraph-rsid="00c4934a" style:font-size-asian="8pt" style:font-size-complex="8pt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555555" loext:opacity="100%" style:font-name="Calibri" fo:font-size="8pt" officeooo:rsid="0061f53c" style:font-size-asian="8pt" style:font-size-complex="8pt"/>
    </style:style>
    <style:style style:name="P10" style:family="paragraph" style:parent-style-name="Text_20_body" style:list-style-name="L1">
      <style:paragraph-properties fo:margin-top="0cm" fo:margin-bottom="0.3cm" style:contextual-spacing="false" fo:text-align="justify" style:justify-single-word="false"/>
      <style:text-properties fo:color="#555555" loext:opacity="100%" style:font-name="Calibri" fo:font-size="8pt" officeooo:rsid="0061f53c" style:font-size-asian="8pt" style:font-size-complex="8pt"/>
    </style:style>
    <style:style style:name="P11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6d1c5c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e72cf" officeooo:paragraph-rsid="006e72cf" style:font-size-asian="8pt" style:font-size-complex="8pt"/>
    </style:style>
    <style:style style:name="P13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61f53c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3b94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6pt" officeooo:rsid="006e72cf" officeooo:paragraph-rsid="006e72cf" style:font-size-asian="6pt" style:font-size-complex="6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63b94d" style:font-size-asian="6pt" style:font-size-complex="6pt"/>
    </style:style>
    <style:style style:name="P17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63b94d" style:font-size-asian="6pt" style:font-size-complex="6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830681" style:font-size-asian="6pt" style:font-size-complex="6pt"/>
    </style:style>
    <style:style style:name="P19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bbb3a5" style:font-size-asian="6pt" style:font-size-complex="6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6pt" officeooo:rsid="00bbb3a5" officeooo:paragraph-rsid="00bbb3a5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42849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6pt" officeooo:rsid="007239e5" officeooo:paragraph-rsid="007239e5" style:font-size-asian="6pt" style:font-size-complex="6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642849" style:font-size-asian="6pt" style:font-size-complex="6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642849" style:font-size-asian="6pt" style:font-size-complex="6p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6pt" officeooo:rsid="00727876" officeooo:paragraph-rsid="00727876" style:font-size-asian="6pt" style:font-size-complex="6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6pt" officeooo:rsid="00c19cb8" officeooo:paragraph-rsid="00c19cb8" style:font-size-asian="6pt" style:font-size-complex="6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6pt" officeooo:rsid="00ca745a" officeooo:paragraph-rsid="00ca745a" style:font-size-asian="6pt" style:font-size-complex="6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6pt" officeooo:rsid="0083af09" officeooo:paragraph-rsid="0083af09" style:font-size-asian="6pt" style:font-size-complex="6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6pt" officeooo:rsid="007631da" officeooo:paragraph-rsid="007631da" style:font-size-asian="6pt" style:font-size-complex="6pt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size="6pt" officeooo:rsid="0083af09" officeooo:paragraph-rsid="00ca745a" style:font-size-asian="6pt" style:font-size-complex="6pt"/>
    </style:style>
    <style:style style:name="P31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928ad3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928ad3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928ad3" style:font-size-asian="6pt" style:font-size-complex="6pt"/>
    </style:style>
    <style:style style:name="P34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ca745a" style:font-size-asian="6pt" style:font-size-complex="6pt"/>
    </style:style>
    <style:style style:name="P35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928ad3" style:font-size-asian="6pt" style:font-size-complex="6pt"/>
    </style:style>
    <style:style style:name="P36" style:family="paragraph" style:parent-style-name="Table_20_Contents">
      <style:paragraph-properties fo:text-align="justify" style:justify-single-word="false"/>
      <style:text-properties style:font-name="Calibri" fo:font-size="6pt" officeooo:rsid="008ca671" officeooo:paragraph-rsid="00928ad3" style:font-size-asian="6pt" style:font-size-complex="6pt"/>
    </style:style>
    <style:style style:name="P37" style:family="paragraph" style:parent-style-name="Standard">
      <style:text-properties style:font-name="Calibri" fo:font-size="6pt" officeooo:rsid="008ca671" officeooo:paragraph-rsid="00928ad3" style:font-size-asian="5.25pt" style:font-size-complex="6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6pt" officeooo:rsid="008ca671" officeooo:paragraph-rsid="00ca745a" style:font-size-asian="6pt" style:font-size-complex="6pt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928ad3" style:font-size-asian="6pt" style:font-size-complex="6pt"/>
    </style:style>
    <style:style style:name="P40" style:family="paragraph" style:parent-style-name="Table_20_Contents">
      <style:paragraph-properties fo:text-align="justify" style:justify-single-word="false"/>
      <style:text-properties style:font-name="Calibri" fo:font-size="6pt" officeooo:rsid="007631da" officeooo:paragraph-rsid="00928ad3" style:font-size-asian="6pt" style:font-size-complex="6pt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928ad3" style:font-size-asian="6pt" style:font-size-complex="6pt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ca745a" style:font-size-asian="6pt" style:font-size-complex="6pt"/>
    </style:style>
    <style:style style:name="P43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7631da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631da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7631da" style:font-size-asian="6pt" style:font-size-complex="6pt"/>
    </style:style>
    <style:style style:name="P46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7631da" style:font-size-asian="6pt" style:font-size-complex="6pt"/>
    </style:style>
    <style:style style:name="P47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8bbe6b" style:font-size-asian="6pt" style:font-size-complex="6pt"/>
    </style:style>
    <style:style style:name="P48" style:family="paragraph" style:parent-style-name="Standard">
      <style:text-properties style:font-name="Calibri" fo:font-size="6pt" officeooo:rsid="008bbe6b" officeooo:paragraph-rsid="008bbe6b" style:font-size-asian="5.25pt" style:font-size-complex="6pt"/>
    </style:style>
    <style:style style:name="P49" style:family="paragraph" style:parent-style-name="Table_20_Contents">
      <style:paragraph-properties fo:text-align="justify" style:justify-single-word="false"/>
      <style:text-properties style:font-name="Calibri" fo:font-size="6pt" officeooo:rsid="00cbf87a" officeooo:paragraph-rsid="00cbf87a" style:font-size-asian="6pt" style:font-size-complex="6pt"/>
    </style:style>
    <style:style style:name="P50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cbf87a" style:font-size-asian="6pt" style:font-size-complex="6pt"/>
    </style:style>
    <style:style style:name="P51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b5021b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b5021b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b5021b" style:font-size-asian="6pt" style:font-size-complex="6pt"/>
    </style:style>
    <style:style style:name="P54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b5021b" style:font-size-asian="6pt" style:font-size-complex="6pt"/>
    </style:style>
    <style:style style:name="P55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b5021b" style:font-size-asian="6pt" style:font-size-complex="6pt"/>
    </style:style>
    <style:style style:name="P56" style:family="paragraph" style:parent-style-name="Table_20_Contents">
      <style:paragraph-properties fo:text-align="justify" style:justify-single-word="false"/>
      <style:text-properties style:font-name="Calibri" fo:font-size="6pt" officeooo:rsid="008c7052" officeooo:paragraph-rsid="00b5021b" style:font-size-asian="6pt" style:font-size-complex="6pt"/>
    </style:style>
    <style:style style:name="P57" style:family="paragraph" style:parent-style-name="Standard">
      <style:text-properties style:font-name="Calibri" fo:font-size="6pt" officeooo:rsid="008c7052" officeooo:paragraph-rsid="00b5021b" style:font-size-asian="5.25pt" style:font-size-complex="6pt"/>
    </style:style>
    <style:style style:name="P58" style:family="paragraph" style:parent-style-name="Table_20_Contents">
      <style:paragraph-properties fo:text-align="justify" style:justify-single-word="false"/>
      <style:text-properties style:font-name="Calibri" fo:font-size="6pt" officeooo:rsid="0077f11e" officeooo:paragraph-rsid="00b5021b" style:font-size-asian="6pt" style:font-size-complex="6pt"/>
    </style:style>
    <style:style style:name="P59" style:family="paragraph" style:parent-style-name="Table_20_Contents">
      <style:paragraph-properties fo:text-align="justify" style:justify-single-word="false"/>
      <style:text-properties style:font-name="Calibri" fo:font-size="6pt" officeooo:rsid="008c7052" officeooo:paragraph-rsid="00cd714c" style:font-size-asian="6pt" style:font-size-complex="6pt"/>
    </style:style>
    <style:style style:name="P60" style:family="paragraph" style:parent-style-name="Standard">
      <style:text-properties style:font-name="Calibri" fo:font-size="6pt" officeooo:rsid="008c7052" officeooo:paragraph-rsid="00cd714c" style:font-size-asian="5.25pt" style:font-size-complex="6pt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bbd55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7bbd55" style:font-size-asian="6pt" style:font-size-complex="6pt"/>
    </style:style>
    <style:style style:name="P63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7bbd55" style:font-size-asian="6pt" style:font-size-complex="6pt"/>
    </style:style>
    <style:style style:name="P64" style:family="paragraph" style:parent-style-name="Table_20_Contents">
      <style:paragraph-properties fo:text-align="justify" style:justify-single-word="false"/>
      <style:text-properties style:font-name="Calibri" fo:font-size="6pt" officeooo:rsid="007bbd55" officeooo:paragraph-rsid="007bbd55" style:font-size-asian="6pt" style:font-size-complex="6pt"/>
    </style:style>
    <style:style style:name="P65" style:family="paragraph" style:parent-style-name="Table_20_Contents">
      <style:paragraph-properties fo:text-align="justify" style:justify-single-word="false"/>
      <style:text-properties style:font-name="Calibri" fo:font-size="6pt" officeooo:rsid="008c7052" officeooo:paragraph-rsid="00ce62d5" style:font-size-asian="6pt" style:font-size-complex="6pt"/>
    </style:style>
    <style:style style:name="P66" style:family="paragraph" style:parent-style-name="Standard">
      <style:text-properties style:font-name="Calibri" fo:font-size="6pt" officeooo:rsid="007bbd55" officeooo:paragraph-rsid="007bbd55" style:font-size-asian="5.25pt" style:font-size-complex="6pt"/>
    </style:style>
    <style:style style:name="P67" style:family="paragraph" style:parent-style-name="Table_20_Contents">
      <style:paragraph-properties fo:text-align="justify" style:justify-single-word="false"/>
      <style:text-properties style:font-name="Calibri" fo:font-size="6pt" officeooo:rsid="00cd714c" officeooo:paragraph-rsid="00cd714c" style:font-size-asian="6pt" style:font-size-complex="6pt"/>
    </style:style>
    <style:style style:name="P68" style:family="paragraph" style:parent-style-name="Table_20_Contents">
      <style:paragraph-properties fo:text-align="justify" style:justify-single-word="false"/>
      <style:text-properties style:font-name="Calibri" fo:font-size="6pt" officeooo:rsid="007bbd55" officeooo:paragraph-rsid="00cd714c" style:font-size-asian="6pt" style:font-size-complex="6pt"/>
    </style:style>
    <style:style style:name="P69" style:family="paragraph" style:parent-style-name="Table_20_Contents">
      <style:paragraph-properties fo:text-align="justify" style:justify-single-word="false"/>
      <style:text-properties style:font-name="Calibri" fo:font-size="6pt" officeooo:rsid="007631da" officeooo:paragraph-rsid="007bbd55" style:font-size-asian="6pt" style:font-size-complex="6pt"/>
    </style:style>
    <style:style style:name="P70" style:family="paragraph" style:parent-style-name="Table_20_Contents">
      <style:paragraph-properties fo:text-align="justify" style:justify-single-word="false"/>
      <style:text-properties style:font-name="Calibri" fo:font-size="6pt" officeooo:rsid="00ce62d5" officeooo:paragraph-rsid="00ce62d5" style:font-size-asian="6pt" style:font-size-complex="6pt"/>
    </style:style>
    <style:style style:name="P71" style:family="paragraph" style:parent-style-name="Standard">
      <style:text-properties style:font-name="Calibri" fo:font-size="6pt" officeooo:rsid="008c7052" officeooo:paragraph-rsid="00ce62d5" style:font-size-asian="5.25pt" style:font-size-complex="6pt"/>
    </style:style>
    <style:style style:name="P72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7bbd55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725b6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7725b6" style:font-size-asian="6pt" style:font-size-complex="6pt"/>
    </style:style>
    <style:style style:name="P75" style:family="paragraph" style:parent-style-name="Table_20_Contents">
      <style:paragraph-properties fo:text-align="justify" style:justify-single-word="false"/>
      <style:text-properties style:font-name="Calibri" fo:font-size="6pt" officeooo:rsid="007e03f7" officeooo:paragraph-rsid="00bf1813" style:font-size-asian="6pt" style:font-size-complex="6pt"/>
    </style:style>
    <style:style style:name="P76" style:family="paragraph" style:parent-style-name="Table_20_Contents">
      <style:paragraph-properties fo:text-align="justify" style:justify-single-word="false"/>
      <style:text-properties style:font-name="Calibri" fo:font-size="6pt" officeooo:rsid="00d16035" officeooo:paragraph-rsid="00d16035" style:font-size-asian="6pt" style:font-size-complex="6pt"/>
    </style:style>
    <style:style style:name="P77" style:family="paragraph" style:parent-style-name="Table_20_Contents">
      <style:paragraph-properties fo:text-align="justify" style:justify-single-word="false"/>
      <style:text-properties style:font-name="Calibri" fo:font-size="6pt" officeooo:rsid="00bfbc5c" officeooo:paragraph-rsid="00bfbc5c" style:font-size-asian="6pt" style:font-size-complex="6pt"/>
    </style:style>
    <style:style style:name="P78" style:family="paragraph" style:parent-style-name="Table_20_Contents">
      <style:paragraph-properties fo:text-align="justify" style:justify-single-word="false"/>
      <style:text-properties style:font-name="Calibri" fo:font-size="6pt" officeooo:rsid="00d527a1" officeooo:paragraph-rsid="00d527a1" style:font-size-asian="6pt" style:font-size-complex="6pt"/>
    </style:style>
    <style:style style:name="P79" style:family="paragraph" style:parent-style-name="Table_20_Contents">
      <style:paragraph-properties fo:text-align="justify" style:justify-single-word="false"/>
      <style:text-properties style:font-name="Calibri" fo:font-size="6pt" officeooo:rsid="00793488" officeooo:paragraph-rsid="00793488" style:font-size-asian="6pt" style:font-size-complex="6pt"/>
    </style:style>
    <style:style style:name="P80" style:family="paragraph" style:parent-style-name="Table_20_Contents">
      <style:paragraph-properties fo:text-align="justify" style:justify-single-word="false"/>
      <style:text-properties style:font-name="Calibri" fo:font-size="6pt" officeooo:rsid="007631da" officeooo:paragraph-rsid="007725b6" style:font-size-asian="6pt" style:font-size-complex="6pt"/>
    </style:style>
    <style:style style:name="P81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a0cdf8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a0cdf8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a0cdf8" style:font-size-asian="6pt" style:font-size-complex="6pt"/>
    </style:style>
    <style:style style:name="P84" style:family="paragraph" style:parent-style-name="Table_20_Contents">
      <style:paragraph-properties fo:text-align="justify" style:justify-single-word="false"/>
      <style:text-properties style:font-name="Calibri" fo:font-size="6pt" officeooo:rsid="007e03f7" officeooo:paragraph-rsid="00a0cdf8" style:font-size-asian="6pt" style:font-size-complex="6pt"/>
    </style:style>
    <style:style style:name="P85" style:family="paragraph" style:parent-style-name="Table_20_Contents">
      <style:paragraph-properties fo:text-align="justify" style:justify-single-word="false"/>
      <style:text-properties style:font-name="Calibri" fo:font-size="6pt" officeooo:rsid="00d44525" officeooo:paragraph-rsid="00d44525" style:font-size-asian="6pt" style:font-size-complex="6pt"/>
    </style:style>
    <style:style style:name="P86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bf1813" style:font-size-asian="8pt" style:font-size-complex="8pt"/>
    </style:style>
    <style:style style:name="P87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bf1813" style:font-size-asian="8pt" style:font-weight-asian="bold" style:font-size-complex="8pt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bf1813" style:font-size-asian="6pt" style:font-size-complex="6pt"/>
    </style:style>
    <style:style style:name="P89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bf1813" style:font-size-asian="6pt" style:font-size-complex="6pt"/>
    </style:style>
    <style:style style:name="P90" style:family="paragraph" style:parent-style-name="Standard">
      <style:text-properties style:font-name="Calibri" fo:font-size="6pt" officeooo:rsid="008c7052" officeooo:paragraph-rsid="00d16035" style:font-size-asian="5.25pt" style:font-size-complex="6pt"/>
    </style:style>
    <style:style style:name="P91" style:family="paragraph" style:parent-style-name="Table_20_Contents">
      <style:paragraph-properties fo:text-align="justify" style:justify-single-word="false"/>
      <style:text-properties style:font-name="Calibri" fo:font-size="6pt" officeooo:rsid="00a1b16b" officeooo:paragraph-rsid="00bf1813" style:font-size-asian="6pt" style:font-size-complex="6pt"/>
    </style:style>
    <style:style style:name="P92" style:family="paragraph" style:parent-style-name="Table_20_Contents">
      <style:paragraph-properties fo:text-align="justify" style:justify-single-word="false"/>
      <style:text-properties style:font-name="Calibri" fo:font-size="6pt" officeooo:rsid="00d2726b" officeooo:paragraph-rsid="00d2726b" style:font-size-asian="6pt" style:font-size-complex="6pt"/>
    </style:style>
    <style:style style:name="P93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bf1813" style:font-size-asian="8pt" style:font-size-complex="8pt"/>
    </style:style>
    <style:style style:name="P94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5aa800" officeooo:paragraph-rsid="005aa800" style:font-size-asian="8pt" style:font-size-complex="8pt"/>
    </style:style>
    <style:style style:name="P95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5b236" style:font-size-asian="10pt" style:font-weight-asian="bold" style:font-size-complex="10pt" style:font-weight-complex="bold"/>
    </style:style>
    <style:style style:name="P96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5b236" style:font-size-asian="1.75pt" style:font-size-complex="2pt"/>
    </style:style>
    <style:style style:name="P97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98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603fd2" officeooo:paragraph-rsid="00603fd2" style:font-size-asian="7pt" style:font-size-complex="7pt"/>
    </style:style>
    <style:style style:name="P99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5b236" officeooo:paragraph-rsid="0045b236" style:font-size-asian="8pt" style:font-weight-asian="bold" style:font-size-complex="8pt" style:font-weight-complex="bold"/>
    </style:style>
    <style:style style:name="P100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89b17" style:font-size-asian="1.75pt" style:font-size-complex="2pt"/>
    </style:style>
    <style:style style:name="P101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102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103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89b17" style:font-size-asian="10pt" style:font-weight-asian="bold" style:font-size-complex="10pt" style:font-weight-complex="bold"/>
    </style:style>
    <style:style style:name="P104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a73ec" style:font-size-asian="1.75pt" style:font-size-complex="2pt"/>
    </style:style>
    <style:style style:name="P105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a73ec" style:font-size-asian="10pt" style:font-weight-asian="bold" style:font-size-complex="10pt" style:font-weight-complex="bold"/>
    </style:style>
    <style:style style:name="P107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108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d1803" officeooo:paragraph-rsid="004d1803" style:font-size-asian="8pt" style:font-weight-asian="bold" style:font-size-complex="8pt" style:font-weight-complex="bold"/>
    </style:style>
    <style:style style:name="T1" style:family="text">
      <style:text-properties fo:font-variant="normal" fo:text-transform="none" fo:color="#555555" loext:opacity="100%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555555" loext:opacity="100%" fo:font-size="8pt" fo:letter-spacing="normal" fo:font-style="normal" fo:font-weight="normal" officeooo:rsid="006d1c5c" style:font-size-asian="8pt" style:font-size-complex="8pt"/>
    </style:style>
    <style:style style:name="T3" style:family="text">
      <style:text-properties fo:font-variant="normal" fo:text-transform="none" fo:color="#555555" loext:opacity="100%" fo:font-size="8pt" fo:letter-spacing="normal" fo:font-style="normal" fo:font-weight="bold" style:font-size-asian="8pt" style:font-weight-asian="bold" style:font-size-complex="8pt" style:font-weight-complex="bold"/>
    </style:style>
    <style:style style:name="T4" style:family="text">
      <style:text-properties fo:font-variant="normal" fo:text-transform="none" fo:color="#555555" loext:opacity="100%" fo:font-size="8pt" fo:letter-spacing="normal" fo:font-style="normal" fo:font-weight="normal" officeooo:rsid="005772c3" style:font-size-asian="8pt" style:font-size-complex="8pt"/>
    </style:style>
    <style:style style:name="T5" style:family="text">
      <style:text-properties fo:font-variant="normal" fo:text-transform="none" fo:color="#555555" loext:opacity="100%" fo:font-size="8pt" fo:letter-spacing="normal" fo:font-style="normal" fo:font-weight="bold" officeooo:rsid="005772c3" style:font-size-asian="8pt" style:font-weight-asian="bold" style:font-size-complex="8pt" style:font-weight-complex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officeooo:rsid="00c9f348"/>
    </style:style>
    <style:style style:name="T9" style:family="text">
      <style:text-properties officeooo:rsid="006d1c5c" style:font-weight-asian="bold" style:font-weight-complex="bold"/>
    </style:style>
    <style:style style:name="T10" style:family="text">
      <style:text-properties style:font-weight-asian="bold" style:font-weight-complex="bold"/>
    </style:style>
    <style:style style:name="T11" style:family="text">
      <style:text-properties officeooo:rsid="006d1c5c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bf1813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bbb3a5" style:font-weight-asian="bold" style:font-weight-complex="bold"/>
    </style:style>
    <style:style style:name="T15" style:family="text">
      <style:text-properties officeooo:rsid="00830681"/>
    </style:style>
    <style:style style:name="T16" style:family="text">
      <style:text-properties officeooo:rsid="00bbb3a5"/>
    </style:style>
    <style:style style:name="T17" style:family="text">
      <style:text-properties officeooo:rsid="007239e5"/>
    </style:style>
    <style:style style:name="T18" style:family="text">
      <style:text-properties officeooo:rsid="006e72cf"/>
    </style:style>
    <style:style style:name="T19" style:family="text">
      <style:text-properties officeooo:rsid="00b39656"/>
    </style:style>
    <style:style style:name="T20" style:family="text">
      <style:text-properties style:text-underline-style="solid" style:text-underline-width="auto" style:text-underline-color="font-color" fo:font-weight="bold" officeooo:rsid="00bd98d5" style:font-weight-asian="bold" style:font-weight-complex="bold"/>
    </style:style>
    <style:style style:name="T21" style:family="text">
      <style:text-properties officeooo:rsid="00ca745a"/>
    </style:style>
    <style:style style:name="T22" style:family="text">
      <style:text-properties officeooo:rsid="00c19cb8"/>
    </style:style>
    <style:style style:name="T23" style:family="text">
      <style:text-properties officeooo:rsid="00642849"/>
    </style:style>
    <style:style style:name="T24" style:family="text">
      <style:text-properties officeooo:rsid="007631da"/>
    </style:style>
    <style:style style:name="T25" style:family="text">
      <style:text-properties officeooo:rsid="0086ba3d"/>
    </style:style>
    <style:style style:name="T26" style:family="text">
      <style:text-properties officeooo:rsid="0084d40e"/>
    </style:style>
    <style:style style:name="T27" style:family="text">
      <style:text-properties style:text-underline-style="solid" style:text-underline-width="auto" style:text-underline-color="font-color" fo:font-weight="bold" officeooo:rsid="007631da" style:font-weight-asian="bold" style:font-weight-complex="bold"/>
    </style:style>
    <style:style style:name="T28" style:family="text">
      <style:text-properties officeooo:rsid="008bbe6b"/>
    </style:style>
    <style:style style:name="T29" style:family="text">
      <style:text-properties officeooo:rsid="00cbf87a"/>
    </style:style>
    <style:style style:name="T30" style:family="text">
      <style:text-properties officeooo:rsid="008c7052"/>
    </style:style>
    <style:style style:name="T31" style:family="text">
      <style:text-properties officeooo:rsid="00cd714c"/>
    </style:style>
    <style:style style:name="T32" style:family="text">
      <style:text-properties officeooo:rsid="007725b6"/>
    </style:style>
    <style:style style:name="T33" style:family="text">
      <style:text-properties officeooo:rsid="007bbd55"/>
    </style:style>
    <style:style style:name="T34" style:family="text">
      <style:text-properties officeooo:rsid="00b5021b"/>
    </style:style>
    <style:style style:name="T35" style:family="text">
      <style:text-properties officeooo:rsid="00ce62d5"/>
    </style:style>
    <style:style style:name="T36" style:family="text">
      <style:text-properties officeooo:rsid="007b148a"/>
    </style:style>
    <style:style style:name="T37" style:family="text">
      <style:text-properties officeooo:rsid="00bfbc5c"/>
    </style:style>
    <style:style style:name="T38" style:family="text">
      <style:text-properties officeooo:rsid="00d44525"/>
    </style:style>
    <style:style style:name="T39" style:family="text">
      <style:text-properties officeooo:rsid="00d527a1"/>
    </style:style>
    <style:style style:name="T40" style:family="text">
      <style:text-properties officeooo:rsid="007e03f7"/>
    </style:style>
    <style:style style:name="T41" style:family="text">
      <style:text-properties officeooo:rsid="00ad3a34" style:font-weight-asian="bold" style:font-weight-complex="bold"/>
    </style:style>
    <style:style style:name="T42" style:family="text">
      <style:text-properties officeooo:rsid="0045b236"/>
    </style:style>
    <style:style style:name="T43" style:family="text">
      <style:text-properties fo:font-weight="bold" officeooo:rsid="0052e7b1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b86f7b"/>
    </style:style>
    <style:style style:name="T46" style:family="text">
      <style:text-properties officeooo:rsid="0052e7b1"/>
    </style:style>
    <style:style style:name="T47" style:family="text">
      <style:text-properties fo:font-weight="bold" officeooo:rsid="00b86f7b" style:font-weight-asian="bold" style:font-weight-complex="bold"/>
    </style:style>
    <style:style style:name="T48" style:family="text">
      <style:text-properties officeooo:rsid="00473204"/>
    </style:style>
    <style:style style:name="T49" style:family="text">
      <style:text-properties officeooo:rsid="0049239d"/>
    </style:style>
    <style:style style:name="T50" style:family="text">
      <style:text-properties officeooo:rsid="004a73ec"/>
    </style:style>
    <style:style style:name="T51" style:family="text">
      <style:text-properties officeooo:rsid="004d1803"/>
    </style:style>
    <style:style style:name="T52" style:family="text">
      <style:text-properties fo:font-weight="bold" officeooo:rsid="004d1803" style:font-weight-asian="bold" style:font-weight-complex="bold"/>
    </style:style>
    <style:style style:name="T53" style:family="text">
      <style:text-properties fo:font-weight="bold" officeooo:rsid="004e2278" style:font-weight-asian="bold" style:font-weight-complex="bold"/>
    </style:style>
    <style:style style:name="T54" style:family="text">
      <style:text-properties officeooo:rsid="004e22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les de la tarea de la unidad.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Enunciado.</text:p>
          </table:table-cell>
        </table:table-row>
      </table:table>
      <text:p text:style-name="P3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4"><text:span text:style-name="T1">Realiza </text:span><text:span text:style-name="T2">este</text:span><text:span text:style-name="T1"> ejercicio en la Hoja de trabajo </text:span><text:span text:style-name="T3">SQLDeveloper</text:span><text:span text:style-name="T1"> o desde </text:span><text:span text:style-name="T3">SQLPlus</text:span><text:span text:style-name="T1">, conectando con tu usuario, </text:span><text:span text:style-name="T4">creado en la primera tarea, y comprueba que las sentencias son correctas antes de incluirlas en el script. Una vez hayas hecho todas, para probar el script, desde </text:span><text:span text:style-name="T5">SQLPlus</text:span><text:span text:style-name="T4">, ejecuta </text:span><text:span text:style-name="T5">start nombrescript.sql</text:span><text:span text:style-name="T4"> o </text:span><text:span text:style-name="T5">@nombrescript.sql</text:span><text:span text:style-name="T4"> eliminando previamente todas las tablas creada para poder crearlas de nuevo.</text:span></text:p>
            <text:p text:style-name="P5"><text:span text:style-name="T6">Crea las tablas para el mantenimiento de los datos de un </text:span><text:span text:style-name="Strong_20_Emphasis"><text:span text:style-name="T7">Jardín Botánico</text:span></text:span><text:span text:style-name="T6"> que se desea instalar en la localidad de </text:span><text:span text:style-name="Strong_20_Emphasis"><text:span text:style-name="T7">TEIS</text:span></text:span><text:span text:style-name="T6">, realizando un script con el nombre de </text:span><text:span text:style-name="Strong_20_Emphasis"><text:span text:style-name="T8">Plantas</text:span></text:span><text:span text:style-name="Strong_20_Emphasis"><text:span text:style-name="T7">TEIS.sql</text:span></text:span><text:span text:style-name="T6"> con los comandos necesarios. </text:span>Cada una de las sentencias <text:span text:style-name="Strong_20_Emphasis">SQL</text:span> asociadas a la creación de tablas deberá ir precedida de un <text:span text:style-name="Strong_20_Emphasis">comentario explicativo</text:span> (<text:span text:style-name="Source_20_Text">--</text:span> al principio de la línea). Incluye las <text:span text:style-name="Strong_20_Emphasis">restricciones (constraints)</text:span> indicadas en el enunciado —como <text:span text:style-name="Strong_20_Emphasis">claves primarias, foráneas, comprobaciones (</text:span><text:span text:style-name="Strong_20_Emphasis"><text:span text:style-name="Source_20_Text">CHECK</text:span></text:span><text:span text:style-name="Strong_20_Emphasis">)</text:span> y cualquier otra que consideres oportuna para garantizar la <text:span text:style-name="Strong_20_Emphasis">integridad y coherencia de los datos</text:span>.</text:p>
            <text:p text:style-name="P6"><text:span text:style-name="T9">ENUNCIADO</text:span><text:span text:style-name="T10">:</text:span></text:p>
            <text:p text:style-name="P7"><text:span text:style-name="T6">El </text:span><text:span text:style-name="Strong_20_Emphasis"><text:span text:style-name="T7">Concello de Vigo</text:span></text:span><text:span text:style-name="T6"> desea instalar en la localidad de </text:span><text:span text:style-name="Strong_20_Emphasis"><text:span text:style-name="T7">Teis</text:span></text:span><text:span text:style-name="T6"> un </text:span><text:span text:style-name="Strong_20_Emphasis"><text:span text:style-name="T7">Jardín Botánico</text:span></text:span><text:span text:style-name="T6">, para lo cual necesita crear una aplicación que almacene información sobre las </text:span><text:span text:style-name="Strong_20_Emphasis"><text:span text:style-name="T7">familias botánicas</text:span></text:span><text:span text:style-name="T6">, los </text:span><text:span text:style-name="Strong_20_Emphasis"><text:span text:style-name="T7">tipos de plantas</text:span></text:span><text:span text:style-name="T6">, las </text:span><text:span text:style-name="Strong_20_Emphasis"><text:span text:style-name="T7">plantas individuales</text:span></text:span><text:span text:style-name="T6">, los </text:span><text:span text:style-name="Strong_20_Emphasis"><text:span text:style-name="T7">hábitats naturales</text:span></text:span><text:span text:style-name="T6"> donde se desarrollan, y también sobre los </text:span><text:span text:style-name="Strong_20_Emphasis"><text:span text:style-name="T7">jardineros</text:span></text:span><text:span text:style-name="T6"> y los </text:span><text:span text:style-name="Strong_20_Emphasis"><text:span text:style-name="T7">cuidados</text:span></text:span><text:span text:style-name="T6"> que realizan.</text:span></text:p>
            <text:p text:style-name="P8">La responsable del proyecto, <text:span text:style-name="Strong_20_Emphasis">Gumersinda</text:span>, ha aportado la siguiente información:</text:p>
            <text:list text:style-name="L1">
              <text:list-item>
                <text:p text:style-name="P9">De cada <text:span text:style-name="Strong_20_Emphasis">Familia Botánica</text:span> interesa conocer su nombre científico, nombre común, descripción, origen geográfico, número de especies, características, y estado de conservación.</text:p>
              </text:list-item>
              <text:list-item>
                <text:p text:style-name="P9">De cada <text:span text:style-name="Strong_20_Emphasis">Tipo de Planta</text:span> interesa conocer su nombre, descripción, uso común, ciclo de vida y otros datos relevantes.</text:p>
              </text:list-item>
              <text:list-item>
                <text:p text:style-name="P9">De cada <text:span text:style-name="Strong_20_Emphasis">Planta</text:span> interesa conocer su nombre científico y común, familia botánica, tipo, altura promedio, color de las flores, período de floración, usos principales y si es comestible o no.</text:p>
              </text:list-item>
              <text:list-item>
                <text:p text:style-name="P9">De cada <text:span text:style-name="Strong_20_Emphasis">Hábitat</text:span> interesa registrar su nombre, clima predominante, altitud, ubicación geográfica y tipo de vegetación.</text:p>
              </text:list-item>
              <text:list-item>
                <text:p text:style-name="P9">De cada <text:span text:style-name="Strong_20_Emphasis">Jardinero</text:span> interesa almacenar su nombre, apellidos, apodo, email, teléfono, dirección y especialidad.</text:p>
              </text:list-item>
              <text:list-item>
                <text:p text:style-name="P9">De cada <text:span text:style-name="Strong_20_Emphasis">Cuidado</text:span> interesa reflejar la frecuencia de riego, exposición solar, tipo de suelo, temperatura ideal y poda recomendada.</text:p>
              </text:list-item>
              <text:list-item>
                <text:p text:style-name="P9">Cada <text:span text:style-name="Strong_20_Emphasis">Planta</text:span> puede vivir en varios <text:span text:style-name="Strong_20_Emphasis">Hábitats</text:span>, pudiendo registrarse su abundancia y observaciones.</text:p>
              </text:list-item>
              <text:list-item>
                <text:p text:style-name="P9">Cada <text:span text:style-name="Strong_20_Emphasis">Planta</text:span> puede tener varios <text:span text:style-name="Strong_20_Emphasis">Cuidados</text:span> asignados, con su fecha de asignación y observaciones.</text:p>
              </text:list-item>
              <text:list-item>
                <text:p text:style-name="P10">Cada <text:span text:style-name="Strong_20_Emphasis">Jardinero</text:span> puede encargarse de varias <text:span text:style-name="Strong_20_Emphasis">Plantas</text:span>, indicando la fecha de plantación, su estado actual y observaciones.</text:p>
              </text:list-item>
            </text:list>
            <text:p text:style-name="P11"><text:span text:style-name="T11">TABLAS</text:span>:</text:p>
            <text:p text:style-name="P12">Las tablas resultantes son las siguientes:</text:p>
            <text:p text:style-name="P13"><text:span text:style-name="T12">TABLA </text:span><text:span text:style-name="T13">FAMILIA_</text:span><text:span text:style-name="T14">B</text:span><text:span text:style-name="T13">OTÁNICA</text:span><text:span text:style-name="T12">:</text:span> Contiene <text:span text:style-name="T15">información sobre las distintas </text:span><text:span text:style-name="T16">Familias de Plantas</text:span>.</text:p>
            <table:table table:name="Táboa12" table:style-name="Táboa12">
              <table:table-column table:style-name="Táboa12.A"/>
              <table:table-column table:style-name="Táboa12.B"/>
              <table:table-column table:style-name="Táboa12.C"/>
              <table:table-column table:style-name="Táboa12.D"/>
              <table:table-row>
                <table:table-cell table:style-name="Táboa12.A1" office:value-type="string">
                  <text:p text:style-name="P14">Nombre Columna</text:p>
                </table:table-cell>
                <table:table-cell table:style-name="Táboa12.A1" office:value-type="string">
                  <text:p text:style-name="P14">Descripción</text:p>
                </table:table-cell>
                <table:table-cell table:style-name="Táboa12.A1" office:value-type="string">
                  <text:p text:style-name="P14">Tipo dato</text:p>
                </table:table-cell>
                <table:table-cell table:style-name="Táboa12.D1" office:value-type="string">
                  <text:p text:style-name="P14">Restricciones</text:p>
                </table:table-cell>
              </table:table-row>
              <table:table-row>
                <table:table-cell table:style-name="Táboa12.A2" office:value-type="string">
                  <text:p text:style-name="P15"><text:span text:style-name="T17">i</text:span>d<text:span text:style-name="T16">Familia</text:span></text:p>
                </table:table-cell>
                <table:table-cell table:style-name="Táboa12.A2" office:value-type="string">
                  <text:p text:style-name="P16">Código que <text:span text:style-name="T18">identifica cada </text:span><text:span text:style-name="T16">familia botánica</text:span></text:p>
                </table:table-cell>
                <table:table-cell table:style-name="Táboa12.A2" office:value-type="string">
                  <text:p text:style-name="P17">Numérico de <text:span text:style-name="T15">4</text:span> dígitos</text:p>
                </table:table-cell>
                <table:table-cell table:style-name="Táboa12.D2" office:value-type="string">
                  <text:p text:style-name="P16">Clave primaria.</text:p>
                </table:table-cell>
              </table:table-row>
              <table:table-row>
                <table:table-cell table:style-name="Táboa12.A2" office:value-type="string">
                  <text:p text:style-name="P15">Nombre<text:span text:style-name="T16">Familia</text:span></text:p>
                </table:table-cell>
                <table:table-cell table:style-name="Táboa12.A2" office:value-type="string">
                  <text:p text:style-name="P16">Denominación de la familia botánica</text:p>
                </table:table-cell>
                <table:table-cell table:style-name="Táboa12.A2" office:value-type="string">
                  <text:p text:style-name="P16"><text:span text:style-name="T15">Cadena de texto</text:span> de <text:span text:style-name="T16">10</text:span>0 caracteres.</text:p>
                </table:table-cell>
                <table:table-cell table:style-name="Táboa12.D2" office:value-type="string">
                  <text:p text:style-name="P18">Debe tener contenido</text:p>
                </table:table-cell>
              </table:table-row>
              <table:table-row>
                <table:table-cell table:style-name="Táboa12.A2" office:value-type="string">
                  <text:p text:style-name="P15">Nombre<text:span text:style-name="T16">Común</text:span></text:p>
                </table:table-cell>
                <table:table-cell table:style-name="Táboa12.A2" office:value-type="string">
                  <text:p text:style-name="P15">Nombre común de la familia botánica si tiene</text:p>
                </table:table-cell>
                <table:table-cell table:style-name="Táboa12.A2" office:value-type="string">
                  <text:p text:style-name="P18">Cadena de texto de <text:span text:style-name="T16">10</text:span>0 caracteres</text:p>
                </table:table-cell>
                <table:table-cell table:style-name="Táboa12.D2" office:value-type="string">
                  <text:p text:style-name="P19">Puede quedar vacío</text:p>
                </table:table-cell>
              </table:table-row>
              <table:table-row>
                <table:table-cell table:style-name="Táboa12.A2" office:value-type="string">
                  <text:p text:style-name="P15">Descripción</text:p>
                </table:table-cell>
                <table:table-cell table:style-name="Táboa12.A2" office:value-type="string">
                  <text:p text:style-name="P15">Características específicas <text:span text:style-name="T16">de la familia</text:span></text:p>
                </table:table-cell>
                <table:table-cell table:style-name="Táboa12.A2" office:value-type="string">
                  <text:p text:style-name="P18">Cadena de texto <text:span text:style-name="T19">de 2</text:span><text:span text:style-name="T16">55</text:span><text:span text:style-name="T19"> caracteres</text:span></text:p>
                </table:table-cell>
                <table:table-cell table:style-name="Táboa12.D2" office:value-type="string">
                  <text:p text:style-name="P18">Debe tener contenido</text:p>
                </table:table-cell>
              </table:table-row>
              <table:table-row>
                <table:table-cell table:style-name="Táboa12.A2" office:value-type="string">
                  <text:p text:style-name="P20">Origen</text:p>
                </table:table-cell>
                <table:table-cell table:style-name="Táboa12.A2" office:value-type="string">
                  <text:p text:style-name="P15">Región o área geográfica de la familia</text:p>
                </table:table-cell>
                <table:table-cell table:style-name="Táboa12.A2" office:value-type="string">
                  <text:p text:style-name="P20">Cadena de texto de 100 caracteres</text:p>
                </table:table-cell>
                <table:table-cell table:style-name="Táboa12.D2" office:value-type="string">
                  <text:p text:style-name="P18">Debe tener contenido</text:p>
                </table:table-cell>
              </table:table-row>
              <table:table-row>
                <table:table-cell table:style-name="Táboa12.A2" office:value-type="string">
                  <text:p text:style-name="P20">numEspecies</text:p>
                </table:table-cell>
                <table:table-cell table:style-name="Táboa12.A2" office:value-type="string">
                  <text:p text:style-name="P15">Número de especies dentro de la familia</text:p>
                </table:table-cell>
                <table:table-cell table:style-name="Táboa12.A2" office:value-type="string">
                  <text:p text:style-name="P20">Numérico de 2 dígitos</text:p>
                </table:table-cell>
                <table:table-cell table:style-name="Táboa12.D2" office:value-type="string">
                  <text:p text:style-name="P18">Debe tener contenido</text:p>
                </table:table-cell>
              </table:table-row>
              <table:table-row>
                <table:table-cell table:style-name="Táboa12.A2" office:value-type="string">
                  <text:p text:style-name="P20">Características</text:p>
                </table:table-cell>
                <table:table-cell table:style-name="Táboa12.A2" office:value-type="string">
                  <text:p text:style-name="P15">Aspectos distintivos de la familia</text:p>
                </table:table-cell>
                <table:table-cell table:style-name="Táboa12.A2" office:value-type="string">
                  <text:p text:style-name="P20">Cadena de texto de 255 caracteres</text:p>
                </table:table-cell>
                <table:table-cell table:style-name="Táboa12.D2" office:value-type="string">
                  <text:p text:style-name="P19">Debe tener contenido</text:p>
                </table:table-cell>
              </table:table-row>
              <table:table-row>
                <table:table-cell table:style-name="Táboa12.A2" office:value-type="string">
                  <text:p text:style-name="P20">EstadoConservación</text:p>
                </table:table-cell>
                <table:table-cell table:style-name="Táboa12.A2" office:value-type="string">
                  <text:p text:style-name="P15">Tipo de conservación de la familia botánica</text:p>
                </table:table-cell>
                <table:table-cell table:style-name="Táboa12.A2" office:value-type="string">
                  <text:p text:style-name="P20">Cadena de texto de 50 caracteres</text:p>
                </table:table-cell>
                <table:table-cell table:style-name="Táboa12.D2" office:value-type="string">
                  <text:p text:style-name="P19">Debe tener contenido</text:p>
                </table:table-cell>
              </table:table-row>
            </table:table>
            <text:p text:style-name="P13"><text:span text:style-name="T12">TABLA </text:span><text:span text:style-name="T13">TIPO_</text:span><text:span text:style-name="T20">PLANTA</text:span><text:span text:style-name="T12">:</text:span> Contiene información <text:span text:style-name="T15">sobre los distintos </text:span><text:span text:style-name="T21">Tipos de Plantas</text:span>.</text:p>
            <table:table table:name="Táboa13" table:style-name="Táboa13">
              <table:table-column table:style-name="Táboa13.A"/>
              <table:table-column table:style-name="Táboa13.B"/>
              <table:table-column table:style-name="Táboa13.C"/>
              <table:table-column table:style-name="Táboa13.D"/>
              <table:table-row>
                <table:table-cell table:style-name="Táboa13.A1" office:value-type="string">
                  <text:p text:style-name="P21">Nombre Columna</text:p>
                </table:table-cell>
                <table:table-cell table:style-name="Táboa13.A1" office:value-type="string">
                  <text:p text:style-name="P21">Descripción</text:p>
                </table:table-cell>
                <table:table-cell table:style-name="Táboa13.A1" office:value-type="string">
                  <text:p text:style-name="P21">Tipo dato</text:p>
                </table:table-cell>
                <table:table-cell table:style-name="Táboa13.D1" office:value-type="string">
                  <text:p text:style-name="P21">Restricciones</text:p>
                </table:table-cell>
              </table:table-row>
              <table:table-row>
                <table:table-cell table:style-name="Táboa13.A2" office:value-type="string">
                  <text:p text:style-name="P22">id<text:span text:style-name="T22">TipoPlanta</text:span></text:p>
                </table:table-cell>
                <table:table-cell table:style-name="Táboa13.A2" office:value-type="string">
                  <text:p text:style-name="P23">Código que <text:span text:style-name="T15">identifica cada </text:span><text:span text:style-name="T21">Tipo de Planta</text:span></text:p>
                </table:table-cell>
                <table:table-cell table:style-name="Táboa13.A2" office:value-type="string">
                  <text:p text:style-name="P24">Numérico de <text:span text:style-name="T23">5</text:span> dígitos</text:p>
                </table:table-cell>
                <table:table-cell table:style-name="Táboa13.D2" office:value-type="string">
                  <text:p text:style-name="P23">Clave primaria.</text:p>
                </table:table-cell>
              </table:table-row>
              <table:table-row>
                <table:table-cell table:style-name="Táboa13.A2" office:value-type="string">
                  <text:p text:style-name="P25">Nombre<text:span text:style-name="T22">TipoPlanta</text:span></text:p>
                </table:table-cell>
                <table:table-cell table:style-name="Táboa13.A2" office:value-type="string">
                  <text:p text:style-name="P18">Denominación de ese <text:span text:style-name="T21">Tipo de planta</text:span></text:p>
                </table:table-cell>
                <table:table-cell table:style-name="Táboa13.A2" office:value-type="string">
                  <text:p text:style-name="P18">Cadena de texto de 50 caracteres</text:p>
                </table:table-cell>
                <table:table-cell table:style-name="Táboa13.D2" office:value-type="string">
                  <text:p text:style-name="P18">Debe tener contenido</text:p>
                </table:table-cell>
              </table:table-row>
              <table:table-row>
                <table:table-cell table:style-name="Táboa13.A2" office:value-type="string">
                  <text:p text:style-name="P26">Descripcion</text:p>
                </table:table-cell>
                <table:table-cell table:style-name="Táboa13.A2" office:value-type="string">
                  <text:p text:style-name="P27">Características específicas del tipo de planta</text:p>
                </table:table-cell>
                <table:table-cell table:style-name="Táboa13.A2" office:value-type="string">
                  <text:p text:style-name="P28">Cadena de texto de 200 caracteres</text:p>
                </table:table-cell>
                <table:table-cell table:style-name="Táboa13.D2" office:value-type="string">
                  <text:p text:style-name="P28">Debe tener contenido</text:p>
                </table:table-cell>
              </table:table-row>
              <table:table-row>
                <table:table-cell table:style-name="Táboa13.A2" office:value-type="string">
                  <text:p text:style-name="P26">UsoComun</text:p>
                </table:table-cell>
                <table:table-cell table:style-name="Táboa13.A2" office:value-type="string">
                  <text:p text:style-name="P28">Uso más frecuente del tipo de planta</text:p>
                </table:table-cell>
                <table:table-cell table:style-name="Táboa13.A2" office:value-type="string">
                  <text:p text:style-name="P28">Cadena de texto de 50 caracteres</text:p>
                </table:table-cell>
                <table:table-cell table:style-name="Táboa13.D2" office:value-type="string">
                  <text:p text:style-name="P28">Debe tener contenido</text:p>
                </table:table-cell>
              </table:table-row>
              <table:table-row>
                <table:table-cell table:style-name="Táboa13.A2" office:value-type="string">
                  <text:p text:style-name="P26">CicloVida</text:p>
                </table:table-cell>
                <table:table-cell table:style-name="Táboa13.A2" office:value-type="string">
                  <text:p text:style-name="P29">Duración del ciclo de vida del tipo de planta</text:p>
                </table:table-cell>
                <table:table-cell table:style-name="Táboa13.A2" office:value-type="string">
                  <text:p text:style-name="P28">Cadena de texto de <text:span text:style-name="T21">5</text:span>0 caracteres</text:p>
                </table:table-cell>
                <table:table-cell table:style-name="Táboa13.D2" office:value-type="string">
                  <text:p text:style-name="P30">Debe tener contenido</text:p>
                </table:table-cell>
              </table:table-row>
            </table:table>
            <text:p text:style-name="P31"><text:span text:style-name="T12">TABLA </text:span><text:span text:style-name="T20">JARDINERO</text:span><text:span text:style-name="T12">:</text:span> Contiene <text:span text:style-name="T24">información</text:span>.</text:p>
            <table:table table:name="Táboa16" table:style-name="Táboa16">
              <table:table-column table:style-name="Táboa16.A"/>
              <table:table-column table:style-name="Táboa16.B"/>
              <table:table-column table:style-name="Táboa16.C"/>
              <table:table-column table:style-name="Táboa16.D"/>
              <table:table-row>
                <table:table-cell table:style-name="Táboa16.A1" office:value-type="string">
                  <text:p text:style-name="P32">Nombre Columna</text:p>
                </table:table-cell>
                <table:table-cell table:style-name="Táboa16.A1" office:value-type="string">
                  <text:p text:style-name="P32">Descripción</text:p>
                </table:table-cell>
                <table:table-cell table:style-name="Táboa16.A1" office:value-type="string">
                  <text:p text:style-name="P32">Tipo dato</text:p>
                </table:table-cell>
                <table:table-cell table:style-name="Táboa16.D1" office:value-type="string">
                  <text:p text:style-name="P32">Restricciones</text:p>
                </table:table-cell>
              </table:table-row>
              <table:table-row>
                <table:table-cell table:style-name="Táboa16.A2" office:value-type="string">
                  <text:p text:style-name="P33"><text:soft-page-break/>id<text:span text:style-name="T22">Jardinero</text:span></text:p>
                </table:table-cell>
                <table:table-cell table:style-name="Táboa16.A2" office:value-type="string">
                  <text:p text:style-name="P34">Código <text:span text:style-name="T25">que identifica cada </text:span><text:span text:style-name="T21">Jardinero</text:span></text:p>
                </table:table-cell>
                <table:table-cell table:style-name="Táboa16.A2" office:value-type="string">
                  <text:p text:style-name="P35">Numérico de 3 dígitos</text:p>
                </table:table-cell>
                <table:table-cell table:style-name="Táboa16.D2" office:value-type="string">
                  <text:p text:style-name="P36">Clave primaria</text:p>
                </table:table-cell>
              </table:table-row>
              <table:table-row>
                <table:table-cell table:style-name="Táboa16.A2" office:value-type="string">
                  <text:p text:style-name="P26">Nombre</text:p>
                </table:table-cell>
                <table:table-cell table:style-name="Táboa16.A2" office:value-type="string">
                  <text:p text:style-name="P36">Denominación <text:span text:style-name="T21">de pila </text:span>del <text:span text:style-name="T21">Jardinero</text:span></text:p>
                </table:table-cell>
                <table:table-cell table:style-name="Táboa16.A2" office:value-type="string">
                  <text:p text:style-name="P36">Cadena de texto de <text:span text:style-name="T21">10</text:span>0 caracteres</text:p>
                </table:table-cell>
                <table:table-cell table:style-name="Táboa16.D2" office:value-type="string">
                  <text:p text:style-name="P37">Debe tener contenido</text:p>
                </table:table-cell>
              </table:table-row>
              <table:table-row>
                <table:table-cell table:style-name="Táboa16.A2" office:value-type="string">
                  <text:p text:style-name="P36">Apellidos</text:p>
                </table:table-cell>
                <table:table-cell table:style-name="Táboa16.A2" office:value-type="string">
                  <text:p text:style-name="P38">Apellidos del <text:span text:style-name="T21">Jardinero</text:span></text:p>
                </table:table-cell>
                <table:table-cell table:style-name="Táboa16.A2" office:value-type="string">
                  <text:p text:style-name="P36">Cadena de texto de <text:span text:style-name="T21">20</text:span>0 caracteres</text:p>
                </table:table-cell>
                <table:table-cell table:style-name="Táboa16.D2" office:value-type="string">
                  <text:p text:style-name="P36">Debe tener contenido</text:p>
                </table:table-cell>
              </table:table-row>
              <table:table-row>
                <table:table-cell table:style-name="Táboa16.A2" office:value-type="string">
                  <text:p text:style-name="P26">Apodo</text:p>
                </table:table-cell>
                <table:table-cell table:style-name="Táboa16.A2" office:value-type="string">
                  <text:p text:style-name="P27">Sobrenombre del Jardinero</text:p>
                </table:table-cell>
                <table:table-cell table:style-name="Táboa16.A2" office:value-type="string">
                  <text:p text:style-name="P39">Cadena de texto de <text:span text:style-name="T21">5</text:span>0 caracteres</text:p>
                </table:table-cell>
                <table:table-cell table:style-name="Táboa16.D2" office:value-type="string">
                  <text:p text:style-name="P39">Debe tener contenido</text:p>
                </table:table-cell>
              </table:table-row>
              <table:table-row>
                <table:table-cell table:style-name="Táboa16.A2" office:value-type="string">
                  <text:p text:style-name="P26">Email</text:p>
                </table:table-cell>
                <table:table-cell table:style-name="Táboa16.A2" office:value-type="string">
                  <text:p text:style-name="P39">Correo electrónico de contacto</text:p>
                </table:table-cell>
                <table:table-cell table:style-name="Táboa16.A2" office:value-type="string">
                  <text:p text:style-name="P39">Cadena de texto de 1<text:span text:style-name="T21">00</text:span> caracteres</text:p>
                </table:table-cell>
                <table:table-cell table:style-name="Táboa16.D2" office:value-type="string">
                  <text:p text:style-name="P39">Debe tener contenido</text:p>
                </table:table-cell>
              </table:table-row>
              <table:table-row>
                <table:table-cell table:style-name="Táboa16.A2" office:value-type="string">
                  <text:p text:style-name="P26">Teléfono</text:p>
                </table:table-cell>
                <table:table-cell table:style-name="Táboa16.A2" office:value-type="string">
                  <text:p text:style-name="P39">Número de teléfono de contacto</text:p>
                </table:table-cell>
                <table:table-cell table:style-name="Táboa16.A2" office:value-type="string">
                  <text:p text:style-name="P27">Cadena de texto de 15 caracteres</text:p>
                </table:table-cell>
                <table:table-cell table:style-name="Táboa16.D2" office:value-type="string">
                  <text:p text:style-name="P39">Debe tener contenido</text:p>
                </table:table-cell>
              </table:table-row>
              <table:table-row>
                <table:table-cell table:style-name="Táboa16.A2" office:value-type="string">
                  <text:p text:style-name="P26">Direccion</text:p>
                </table:table-cell>
                <table:table-cell table:style-name="Táboa16.A2" office:value-type="string">
                  <text:p text:style-name="P40">Dirección del jardinero</text:p>
                </table:table-cell>
                <table:table-cell table:style-name="Táboa16.A2" office:value-type="string">
                  <text:p text:style-name="P41">Cadena de texto <text:span text:style-name="T26">de 2</text:span><text:span text:style-name="T21">55</text:span><text:span text:style-name="T26"> caracteres</text:span></text:p>
                </table:table-cell>
                <table:table-cell table:style-name="Táboa16.D2" office:value-type="string">
                  <text:p text:style-name="P42">Debe tener contenido</text:p>
                </table:table-cell>
              </table:table-row>
              <table:table-row>
                <table:table-cell table:style-name="Táboa16.A2" office:value-type="string">
                  <text:p text:style-name="P26">Especialidad</text:p>
                </table:table-cell>
                <table:table-cell table:style-name="Táboa16.A2" office:value-type="string">
                  <text:p text:style-name="P40">Campo en que se especializa</text:p>
                </table:table-cell>
                <table:table-cell table:style-name="Táboa16.A2" office:value-type="string">
                  <text:p text:style-name="P27">Cadena de texto de 100 caracteres</text:p>
                </table:table-cell>
                <table:table-cell table:style-name="Táboa16.D2" office:value-type="string">
                  <text:p text:style-name="P42">Debe tener contenido</text:p>
                </table:table-cell>
              </table:table-row>
            </table:table>
            <text:p text:style-name="P43"><text:span text:style-name="T12">TABLA </text:span><text:span text:style-name="T27">CUIDADO</text:span><text:span text:style-name="T20">S</text:span><text:span text:style-name="T12">:</text:span> Contiene <text:span text:style-name="T28">información de cada persona que presta atención a las Especies animales</text:span>.</text:p>
            <table:table table:name="Táboa15" table:style-name="Táboa15">
              <table:table-column table:style-name="Táboa15.A"/>
              <table:table-column table:style-name="Táboa15.B"/>
              <table:table-column table:style-name="Táboa15.C"/>
              <table:table-column table:style-name="Táboa15.D"/>
              <table:table-row>
                <table:table-cell table:style-name="Táboa15.A1" office:value-type="string">
                  <text:p text:style-name="P44">Nombre Columna</text:p>
                </table:table-cell>
                <table:table-cell table:style-name="Táboa15.A1" office:value-type="string">
                  <text:p text:style-name="P44">Descripción</text:p>
                </table:table-cell>
                <table:table-cell table:style-name="Táboa15.A1" office:value-type="string">
                  <text:p text:style-name="P44">Tipo dato</text:p>
                </table:table-cell>
                <table:table-cell table:style-name="Táboa15.D1" office:value-type="string">
                  <text:p text:style-name="P44">Restricciones</text:p>
                </table:table-cell>
              </table:table-row>
              <table:table-row>
                <table:table-cell table:style-name="Táboa15.A2" office:value-type="string">
                  <text:p text:style-name="P45">id<text:span text:style-name="T28">Cuidado</text:span><text:span text:style-name="T22">s</text:span></text:p>
                </table:table-cell>
                <table:table-cell table:style-name="Táboa15.A2" office:value-type="string">
                  <text:p text:style-name="P46">Código <text:span text:style-name="T25">que identifica cada </text:span><text:span text:style-name="T29">tipo de </text:span><text:span text:style-name="T25">Cuidado</text:span></text:p>
                </table:table-cell>
                <table:table-cell table:style-name="Táboa15.A2" office:value-type="string">
                  <text:p text:style-name="P46">Numérico de 3 dígitos</text:p>
                </table:table-cell>
                <table:table-cell table:style-name="Táboa15.D2" office:value-type="string">
                  <text:p text:style-name="P47">Clave primaria</text:p>
                </table:table-cell>
              </table:table-row>
              <table:table-row>
                <table:table-cell table:style-name="Táboa15.A2" office:value-type="string">
                  <text:p text:style-name="P26">FrecuenciaRiego</text:p>
                </table:table-cell>
                <table:table-cell table:style-name="Táboa15.A2" office:value-type="string">
                  <text:p text:style-name="P47">Frecuencia recomendada de <text:span text:style-name="T29">Cuidado</text:span></text:p>
                </table:table-cell>
                <table:table-cell table:style-name="Táboa15.A2" office:value-type="string">
                  <text:p text:style-name="P47">Cadena de texto de <text:span text:style-name="T29">5</text:span>0 caracteres</text:p>
                </table:table-cell>
                <table:table-cell table:style-name="Táboa15.D2" office:value-type="string">
                  <text:p text:style-name="P48">Debe tener contenido</text:p>
                </table:table-cell>
              </table:table-row>
              <table:table-row>
                <table:table-cell table:style-name="Táboa15.A2" office:value-type="string">
                  <text:p text:style-name="P26">ExposiciónSolar</text:p>
                </table:table-cell>
                <table:table-cell table:style-name="Táboa15.A2" office:value-type="string">
                  <text:p text:style-name="P47">Nivel de luz solar requerido</text:p>
                </table:table-cell>
                <table:table-cell table:style-name="Táboa15.A2" office:value-type="string">
                  <text:p text:style-name="P47">Cadena de texto de <text:span text:style-name="T29">5</text:span>0 caracteres</text:p>
                </table:table-cell>
                <table:table-cell table:style-name="Táboa15.D2" office:value-type="string">
                  <text:p text:style-name="P47">Debe tener contenido</text:p>
                </table:table-cell>
              </table:table-row>
              <table:table-row>
                <table:table-cell table:style-name="Táboa15.A2" office:value-type="string">
                  <text:p text:style-name="P26">TipoSuelo</text:p>
                </table:table-cell>
                <table:table-cell table:style-name="Táboa15.A2" office:value-type="string">
                  <text:p text:style-name="P47">Tipo de suelo ideal</text:p>
                </table:table-cell>
                <table:table-cell table:style-name="Táboa15.A2" office:value-type="string">
                  <text:p text:style-name="P47">Cadena de texto de <text:span text:style-name="T29">1</text:span>00 caracteres</text:p>
                </table:table-cell>
                <table:table-cell table:style-name="Táboa15.D2" office:value-type="string">
                  <text:p text:style-name="P47">Debe tener contenido</text:p>
                </table:table-cell>
              </table:table-row>
              <table:table-row>
                <table:table-cell table:style-name="Táboa15.A2" office:value-type="string">
                  <text:p text:style-name="P26">TemperaturaIdeal</text:p>
                </table:table-cell>
                <table:table-cell table:style-name="Táboa15.A2" office:value-type="string">
                  <text:p text:style-name="P47">Rango o temperatura recomendada</text:p>
                </table:table-cell>
                <table:table-cell table:style-name="Táboa15.A2" office:value-type="string">
                  <text:p text:style-name="P47">Cadena de texto de <text:span text:style-name="T29">50</text:span> caracteres</text:p>
                </table:table-cell>
                <table:table-cell table:style-name="Táboa15.D2" office:value-type="string">
                  <text:p text:style-name="P47">Debe tener contenido</text:p>
                </table:table-cell>
              </table:table-row>
              <table:table-row>
                <table:table-cell table:style-name="Táboa15.A2" office:value-type="string">
                  <text:p text:style-name="P26">PodaRecomendada</text:p>
                </table:table-cell>
                <table:table-cell table:style-name="Táboa15.A2" office:value-type="string">
                  <text:p text:style-name="P49">Indicación sobre si se recomienda poda</text:p>
                </table:table-cell>
                <table:table-cell table:style-name="Táboa15.A2" office:value-type="string">
                  <text:p text:style-name="P50">Cadena de texto de <text:span text:style-name="T29">100</text:span> caracteres</text:p>
                </table:table-cell>
                <table:table-cell table:style-name="Táboa15.D2" office:value-type="string">
                  <text:p text:style-name="P47">Debe tener contenido</text:p>
                </table:table-cell>
              </table:table-row>
            </table:table>
            <text:p text:style-name="P51"><text:span text:style-name="T12">TABLA </text:span><text:span text:style-name="T13">HABITAT</text:span><text:span text:style-name="T12">:</text:span> Contiene <text:span text:style-name="T24">información </text:span><text:span text:style-name="T30">sobre los distintos Itinerarios que recorren distintos Hábitats</text:span>.</text:p>
            <table:table table:name="Táboa11" table:style-name="Táboa11">
              <table:table-column table:style-name="Táboa11.A"/>
              <table:table-column table:style-name="Táboa11.B"/>
              <table:table-column table:style-name="Táboa11.C"/>
              <table:table-column table:style-name="Táboa11.D"/>
              <table:table-row>
                <table:table-cell table:style-name="Táboa11.A1" office:value-type="string">
                  <text:p text:style-name="P52">Nombre Columna</text:p>
                </table:table-cell>
                <table:table-cell table:style-name="Táboa11.A1" office:value-type="string">
                  <text:p text:style-name="P52">Descripción</text:p>
                </table:table-cell>
                <table:table-cell table:style-name="Táboa11.A1" office:value-type="string">
                  <text:p text:style-name="P52">Tipo dato</text:p>
                </table:table-cell>
                <table:table-cell table:style-name="Táboa11.D1" office:value-type="string">
                  <text:p text:style-name="P52">Restricciones</text:p>
                </table:table-cell>
              </table:table-row>
              <table:table-row>
                <table:table-cell table:style-name="Táboa11.A2" office:value-type="string">
                  <text:p text:style-name="P53">id<text:span text:style-name="T22">Habitat</text:span></text:p>
                </table:table-cell>
                <table:table-cell table:style-name="Táboa11.A2" office:value-type="string">
                  <text:p text:style-name="P54">Código <text:span text:style-name="T25">que identifica cada </text:span><text:span text:style-name="T31">Hábitat</text:span></text:p>
                </table:table-cell>
                <table:table-cell table:style-name="Táboa11.A2" office:value-type="string">
                  <text:p text:style-name="P54">Numérico de 3 dígitos</text:p>
                </table:table-cell>
                <table:table-cell table:style-name="Táboa11.D2" office:value-type="string">
                  <text:p text:style-name="P55">Clave primaria</text:p>
                </table:table-cell>
              </table:table-row>
              <table:table-row>
                <table:table-cell table:style-name="Táboa11.A2" office:value-type="string">
                  <text:p text:style-name="P53">Nombre<text:span text:style-name="T22">Habitat</text:span></text:p>
                </table:table-cell>
                <table:table-cell table:style-name="Táboa11.A2" office:value-type="string">
                  <text:p text:style-name="P56">Denominación descriptiva del <text:span text:style-name="T31">Hábitat</text:span></text:p>
                </table:table-cell>
                <table:table-cell table:style-name="Táboa11.A2" office:value-type="string">
                  <text:p text:style-name="P56">Cadena de texto de <text:span text:style-name="T31">10</text:span>0 caracteres</text:p>
                </table:table-cell>
                <table:table-cell table:style-name="Táboa11.D2" office:value-type="string">
                  <text:p text:style-name="P57">Debe tener contenido</text:p>
                </table:table-cell>
              </table:table-row>
              <table:table-row>
                <table:table-cell table:style-name="Táboa11.A2" office:value-type="string">
                  <text:p text:style-name="P26">ClimaPredominante</text:p>
                </table:table-cell>
                <table:table-cell table:style-name="Táboa11.A2" office:value-type="string">
                  <text:p text:style-name="P58">Tipo de clima que predomina en el hábitat</text:p>
                </table:table-cell>
                <table:table-cell table:style-name="Táboa11.A2" office:value-type="string">
                  <text:p text:style-name="P59">Cadena de texto de <text:span text:style-name="T31">10</text:span>0 caracteres</text:p>
                </table:table-cell>
                <table:table-cell table:style-name="Táboa11.D2" office:value-type="string">
                  <text:p text:style-name="P60">Debe tener contenido</text:p>
                </table:table-cell>
              </table:table-row>
              <table:table-row>
                <table:table-cell table:style-name="Táboa11.A2" office:value-type="string">
                  <text:p text:style-name="P26">Altitud</text:p>
                </table:table-cell>
                <table:table-cell table:style-name="Táboa11.A2" office:value-type="string">
                  <text:p text:style-name="P56">Rango de altitud característico</text:p>
                </table:table-cell>
                <table:table-cell table:style-name="Táboa11.A2" office:value-type="string">
                  <text:p text:style-name="P59">Cadena de texto de <text:span text:style-name="T31">5</text:span>0 caracteres</text:p>
                </table:table-cell>
                <table:table-cell table:style-name="Táboa11.D2" office:value-type="string">
                  <text:p text:style-name="P54">Debe tener contenido</text:p>
                </table:table-cell>
              </table:table-row>
              <table:table-row>
                <table:table-cell table:style-name="Táboa11.A2" office:value-type="string">
                  <text:p text:style-name="P26">UbicacionGeografica</text:p>
                </table:table-cell>
                <table:table-cell table:style-name="Táboa11.A2" office:value-type="string">
                  <text:p text:style-name="P56">Área o región donde se encuentra el hábitat</text:p>
                </table:table-cell>
                <table:table-cell table:style-name="Táboa11.A2" office:value-type="string">
                  <text:p text:style-name="P59">Cadena de texto de <text:span text:style-name="T31">10</text:span>0 caracteres</text:p>
                </table:table-cell>
                <table:table-cell table:style-name="Táboa11.D2" office:value-type="string">
                  <text:p text:style-name="P56">Debe tener contenido</text:p>
                </table:table-cell>
              </table:table-row>
              <table:table-row>
                <table:table-cell table:style-name="Táboa11.A2" office:value-type="string">
                  <text:p text:style-name="P26">TipoVegetación</text:p>
                </table:table-cell>
                <table:table-cell table:style-name="Táboa11.A2" office:value-type="string">
                  <text:p text:style-name="P56">Tipo de vegetación predominante</text:p>
                </table:table-cell>
                <table:table-cell table:style-name="Táboa11.A2" office:value-type="string">
                  <text:p text:style-name="P59">Cadena de texto de <text:span text:style-name="T31">10</text:span>0 caracteres</text:p>
                </table:table-cell>
                <table:table-cell table:style-name="Táboa11.D2" office:value-type="string">
                  <text:p text:style-name="P56">Debe tener contenido</text:p>
                </table:table-cell>
              </table:table-row>
            </table:table>
            <text:p text:style-name="P51"><text:span text:style-name="T12">TABLA </text:span><text:span text:style-name="T13">PLANTA</text:span><text:span text:style-name="T12">:</text:span> Contiene <text:span text:style-name="T32">información de </text:span><text:span text:style-name="T33">los Hábitats en los que viven las Especies</text:span>.</text:p>
            <table:table table:name="Táboa18" table:style-name="Táboa18">
              <table:table-column table:style-name="Táboa18.A"/>
              <table:table-column table:style-name="Táboa18.B"/>
              <table:table-column table:style-name="Táboa18.C"/>
              <table:table-column table:style-name="Táboa18.D"/>
              <table:table-row>
                <table:table-cell table:style-name="Táboa18.A1" office:value-type="string">
                  <text:p text:style-name="P61">Nombre Columna</text:p>
                </table:table-cell>
                <table:table-cell table:style-name="Táboa18.A1" office:value-type="string">
                  <text:p text:style-name="P61">Descripción</text:p>
                </table:table-cell>
                <table:table-cell table:style-name="Táboa18.A1" office:value-type="string">
                  <text:p text:style-name="P61">Tipo dato</text:p>
                </table:table-cell>
                <table:table-cell table:style-name="Táboa18.D1" office:value-type="string">
                  <text:p text:style-name="P61">Restricciones</text:p>
                </table:table-cell>
              </table:table-row>
              <table:table-row>
                <table:table-cell table:style-name="Táboa18.A2" office:value-type="string">
                  <text:p text:style-name="P62">id<text:span text:style-name="T22">Planta</text:span></text:p>
                </table:table-cell>
                <table:table-cell table:style-name="Táboa18.A2" office:value-type="string">
                  <text:p text:style-name="P63">Código <text:span text:style-name="T31">que identificada cada Planta</text:span></text:p>
                </table:table-cell>
                <table:table-cell table:style-name="Táboa18.A2" office:value-type="string">
                  <text:p text:style-name="P63">Numérico de <text:span text:style-name="T33">4 </text:span>dígitos</text:p>
                </table:table-cell>
                <table:table-cell table:style-name="Táboa18.D2" office:value-type="string">
                  <text:p text:style-name="P64">Clave primaria</text:p>
                </table:table-cell>
              </table:table-row>
              <table:table-row>
                <table:table-cell table:style-name="Táboa18.A2" office:value-type="string">
                  <text:p text:style-name="P26">nombreCientífico</text:p>
                </table:table-cell>
                <table:table-cell table:style-name="Táboa18.A2" office:value-type="string">
                  <text:p text:style-name="P64">Nombre científico de la planta</text:p>
                </table:table-cell>
                <table:table-cell table:style-name="Táboa18.A2" office:value-type="string">
                  <text:p text:style-name="P65">Cadena de texto de <text:span text:style-name="T31">10</text:span>0 caracteres</text:p>
                </table:table-cell>
                <table:table-cell table:style-name="Táboa18.D2" office:value-type="string">
                  <text:p text:style-name="P66">Clave ajena con la tabla Especie</text:p>
                </table:table-cell>
              </table:table-row>
              <table:table-row>
                <table:table-cell table:style-name="Táboa18.A2" office:value-type="string">
                  <text:p text:style-name="P26">NombreComún</text:p>
                </table:table-cell>
                <table:table-cell table:style-name="Táboa18.A2" office:value-type="string">
                  <text:p text:style-name="P64">Nombre común de la planta</text:p>
                </table:table-cell>
                <table:table-cell table:style-name="Táboa18.A2" office:value-type="string">
                  <text:p text:style-name="P65">Cadena de texto de <text:span text:style-name="T31">10</text:span>0 caracteres</text:p>
                </table:table-cell>
                <table:table-cell table:style-name="Táboa18.D2" office:value-type="string">
                  <text:p text:style-name="P64">Clave ajena con la tabla Habitat</text:p>
                </table:table-cell>
              </table:table-row>
              <table:table-row>
                <table:table-cell table:style-name="Táboa18.A2" office:value-type="string">
                  <text:p text:style-name="P26">Familia</text:p>
                </table:table-cell>
                <table:table-cell table:style-name="Táboa18.A2" office:value-type="string">
                  <text:p text:style-name="P67">Identificador de la familia a la que pertenece</text:p>
                </table:table-cell>
                <table:table-cell table:style-name="Táboa18.A2" office:value-type="string">
                  <text:p text:style-name="P64">Numérico <text:span text:style-name="T34">de </text:span><text:span text:style-name="T31">4</text:span><text:span text:style-name="T34"> dígitos</text:span></text:p>
                </table:table-cell>
                <table:table-cell table:style-name="Táboa18.D2" office:value-type="string">
                  <text:p text:style-name="P67">Clave ajena a la tabla Familia_Botánica</text:p>
                </table:table-cell>
              </table:table-row>
              <table:table-row>
                <table:table-cell table:style-name="Táboa18.A2" office:value-type="string">
                  <text:p text:style-name="P26">Tipo</text:p>
                </table:table-cell>
                <table:table-cell table:style-name="Táboa18.A2" office:value-type="string">
                  <text:p text:style-name="P67">Identificador del tipo de planta</text:p>
                </table:table-cell>
                <table:table-cell table:style-name="Táboa18.A2" office:value-type="string">
                  <text:p text:style-name="P68">Numérico <text:span text:style-name="T34">de </text:span><text:span text:style-name="T31">5</text:span><text:span text:style-name="T34"> dígitos</text:span></text:p>
                </table:table-cell>
                <table:table-cell table:style-name="Táboa18.D2" office:value-type="string">
                  <text:p text:style-name="P67">Clave ajena a la tabla Tipo_Planta</text:p>
                </table:table-cell>
              </table:table-row>
              <table:table-row>
                <table:table-cell table:style-name="Táboa18.A2" office:value-type="string">
                  <text:p text:style-name="P26">AlturaPromedio</text:p>
                </table:table-cell>
                <table:table-cell table:style-name="Táboa18.A2" office:value-type="string">
                  <text:p text:style-name="P69">Altura promedio que alcanza la planta (en metros)</text:p>
                </table:table-cell>
                <table:table-cell table:style-name="Táboa18.A2" office:value-type="string">
                  <text:p text:style-name="P70">Numérico de 5 dígitos y 2 decimales</text:p>
                </table:table-cell>
                <table:table-cell table:style-name="Táboa18.D2" office:value-type="string">
                  <text:p text:style-name="P71">Debe tener contenido</text:p>
                </table:table-cell>
              </table:table-row>
              <table:table-row>
                <table:table-cell table:style-name="Táboa18.A2" office:value-type="string">
                  <text:p text:style-name="P26">ColorFlores</text:p>
                </table:table-cell>
                <table:table-cell table:style-name="Táboa18.A2" office:value-type="string">
                  <text:p text:style-name="P69">Color típico de las flores de la planta</text:p>
                </table:table-cell>
                <table:table-cell table:style-name="Táboa18.A2" office:value-type="string">
                  <text:p text:style-name="P65">Cadena de texto de <text:span text:style-name="T35">5</text:span>0 caracteres</text:p>
                </table:table-cell>
                <table:table-cell table:style-name="Táboa18.D2" office:value-type="string">
                  <text:p text:style-name="P71">Debe tener contenido</text:p>
                </table:table-cell>
              </table:table-row>
              <table:table-row>
                <table:table-cell table:style-name="Táboa18.A2" office:value-type="string">
                  <text:p text:style-name="P26">PeriodoFloración</text:p>
                </table:table-cell>
                <table:table-cell table:style-name="Táboa18.A2" office:value-type="string">
                  <text:p text:style-name="P69">Periodo o época del aÃ±o en la que la planta florece</text:p>
                </table:table-cell>
                <table:table-cell table:style-name="Táboa18.A2" office:value-type="string">
                  <text:p text:style-name="P65">Cadena de texto de <text:span text:style-name="T31">10</text:span>0 caracteres</text:p>
                </table:table-cell>
                <table:table-cell table:style-name="Táboa18.D2" office:value-type="string">
                  <text:p text:style-name="P71">Debe tener contenido</text:p>
                </table:table-cell>
              </table:table-row>
              <table:table-row>
                <table:table-cell table:style-name="Táboa18.A2" office:value-type="string">
                  <text:p text:style-name="P26">usosPrincipales</text:p>
                </table:table-cell>
                <table:table-cell table:style-name="Táboa18.A2" office:value-type="string">
                  <text:p text:style-name="P69">Aplicaciones comunes</text:p>
                </table:table-cell>
                <table:table-cell table:style-name="Táboa18.A2" office:value-type="string">
                  <text:p text:style-name="P65">Cadena de texto de <text:span text:style-name="T35">255</text:span> caracteres</text:p>
                </table:table-cell>
                <table:table-cell table:style-name="Táboa18.D2" office:value-type="string">
                  <text:p text:style-name="P71">Debe tener contenido</text:p>
                </table:table-cell>
              </table:table-row>
              <table:table-row>
                <table:table-cell table:style-name="Táboa18.A2" office:value-type="string">
                  <text:p text:style-name="P26">esComestible</text:p>
                </table:table-cell>
                <table:table-cell table:style-name="Táboa18.A2" office:value-type="string">
                  <text:p text:style-name="P69">Indica si la planta es comestible</text:p>
                </table:table-cell>
                <table:table-cell table:style-name="Táboa18.A2" office:value-type="string">
                  <text:p text:style-name="P65">Cadena de texto de <text:span text:style-name="T35">2</text:span> caracteres</text:p>
                </table:table-cell>
                <table:table-cell table:style-name="Táboa18.D2" office:value-type="string">
                  <text:p text:style-name="P71">Debe tener contenido</text:p>
                </table:table-cell>
              </table:table-row>
            </table:table>
            <text:p text:style-name="P72"><text:span text:style-name="T12">TABLA </text:span><text:span text:style-name="T13">PLANTA_HABITAT</text:span><text:span text:style-name="T12">:</text:span> Contiene <text:span text:style-name="T32">información de </text:span><text:span text:style-name="T36">servicios realizados por los Cuidadores a las Especies</text:span>.</text:p>
            <table:table table:name="Táboa21" table:style-name="Táboa21">
              <table:table-column table:style-name="Táboa21.A"/>
              <table:table-column table:style-name="Táboa21.B"/>
              <table:table-column table:style-name="Táboa21.C"/>
              <table:table-column table:style-name="Táboa21.D"/>
              <table:table-row>
                <table:table-cell table:style-name="Táboa21.A1" office:value-type="string">
                  <text:p text:style-name="P73">Nombre Columna</text:p>
                </table:table-cell>
                <table:table-cell table:style-name="Táboa21.A1" office:value-type="string">
                  <text:p text:style-name="P73">Descripción</text:p>
                </table:table-cell>
                <table:table-cell table:style-name="Táboa21.A1" office:value-type="string">
                  <text:p text:style-name="P73">Tipo dato</text:p>
                </table:table-cell>
                <table:table-cell table:style-name="Táboa21.D1" office:value-type="string">
                  <text:p text:style-name="P73">Restricciones</text:p>
                </table:table-cell>
              </table:table-row>
              <table:table-row>
                <table:table-cell table:style-name="Táboa21.A2" office:value-type="string">
                  <text:p text:style-name="P74">id<text:span text:style-name="T37">Planta</text:span></text:p>
                </table:table-cell>
                <table:table-cell table:style-name="Táboa21.A2" office:value-type="string">
                  <text:p text:style-name="P75">Identificador de <text:span text:style-name="T38">la Planta</text:span></text:p>
                </table:table-cell>
                <table:table-cell table:style-name="Táboa21.A2" office:value-type="string">
                  <text:p text:style-name="P24">Numérico de <text:span text:style-name="T39">4</text:span> dígitos</text:p>
                </table:table-cell>
                <table:table-cell table:style-name="Táboa21.D2" office:value-type="string">
                  <text:p text:style-name="P23">Clave primaria.</text:p>
                  <text:p text:style-name="P76">Clave ajena con la tabla Planta.</text:p>
                </table:table-cell>
              </table:table-row>
              <table:table-row>
                <table:table-cell table:style-name="Táboa21.A2" office:value-type="string">
                  <text:p text:style-name="P77">idHabitat</text:p>
                </table:table-cell>
                <table:table-cell table:style-name="Táboa21.A2" office:value-type="string">
                  <text:p text:style-name="P76"><text:span text:style-name="T39">Identificador</text:span> de la tabla Habitat</text:p>
                </table:table-cell>
                <table:table-cell table:style-name="Táboa21.A2" office:value-type="string">
                  <text:p text:style-name="P54">Numérico de 3 dígitos</text:p>
                </table:table-cell>
                <table:table-cell table:style-name="Táboa21.D2" office:value-type="string">
                  <text:p text:style-name="P55">Clave primaria.</text:p>
                  <text:p text:style-name="P78">Clave ajena con la tabla <text:s/>Habitat</text:p>
                </table:table-cell>
              </table:table-row>
              <table:table-row>
                <table:table-cell table:style-name="Táboa21.A2" office:value-type="string">
                  <text:p text:style-name="P77">Abundancia</text:p>
                </table:table-cell>
                <table:table-cell table:style-name="Táboa21.A2" office:value-type="string">
                  <text:p text:style-name="P79">Nivel de presencia de la planta en ese hábitat</text:p>
                </table:table-cell>
                <table:table-cell table:style-name="Táboa21.A2" office:value-type="string">
                  <text:p text:style-name="P78">Cadena de texto de 50 caracteres</text:p>
                </table:table-cell>
                <table:table-cell table:style-name="Táboa21.D2" office:value-type="string">
                  <text:p text:style-name="P78">Debe tener contenido</text:p>
                </table:table-cell>
              </table:table-row>
              <table:table-row>
                <table:table-cell table:style-name="Táboa21.A2" office:value-type="string">
                  <text:p text:style-name="P77">Observaciones</text:p>
                </table:table-cell>
                <table:table-cell table:style-name="Táboa21.A2" office:value-type="string">
                  <text:p text:style-name="P80">Notas adicionales u observaciones sobre la <text:span text:style-name="T39">Planta en el Hábitat</text:span></text:p>
                </table:table-cell>
                <table:table-cell table:style-name="Táboa21.A2" office:value-type="string">
                  <text:p text:style-name="P78">Cadena de texto</text:p>
                </table:table-cell>
                <table:table-cell table:style-name="Táboa21.D2" office:value-type="string">
                  <text:p text:style-name="P78">Puede estar vacía</text:p>
                </table:table-cell>
              </table:table-row>
            </table:table>
            <text:p text:style-name="P81"><text:span text:style-name="T12">TABLA </text:span><text:span text:style-name="T13">PLANTA_CUIDADOS</text:span><text:span text:style-name="T12">:</text:span> Contiene <text:span text:style-name="T32">información de </text:span><text:span text:style-name="T40">los Itinerarios en los Habitats</text:span>.</text:p>
            <table:table table:name="Táboa20" table:style-name="Táboa20">
              <table:table-column table:style-name="Táboa20.A"/>
              <table:table-column table:style-name="Táboa20.B"/>
              <table:table-column table:style-name="Táboa20.C"/>
              <table:table-column table:style-name="Táboa20.D"/>
              <table:table-row>
                <table:table-cell table:style-name="Táboa20.A1" office:value-type="string">
                  <text:p text:style-name="P82">Nombre Columna</text:p>
                </table:table-cell>
                <table:table-cell table:style-name="Táboa20.A1" office:value-type="string">
                  <text:p text:style-name="P82">Descripción</text:p>
                </table:table-cell>
                <table:table-cell table:style-name="Táboa20.A1" office:value-type="string">
                  <text:p text:style-name="P82">Tipo dato</text:p>
                </table:table-cell>
                <table:table-cell table:style-name="Táboa20.D1" office:value-type="string">
                  <text:p text:style-name="P82">Restricciones</text:p>
                </table:table-cell>
              </table:table-row>
              <table:table-row>
                <table:table-cell table:style-name="Táboa20.A2" office:value-type="string">
                  <text:p text:style-name="P83">id<text:span text:style-name="T37">Planta</text:span></text:p>
                </table:table-cell>
                <table:table-cell table:style-name="Táboa20.A2" office:value-type="string">
                  <text:p text:style-name="P75">Identificador de <text:span text:style-name="T38">la Planta</text:span></text:p>
                </table:table-cell>
                <table:table-cell table:style-name="Táboa20.A2" office:value-type="string">
                  <text:p text:style-name="P24">Numérico de <text:span text:style-name="T38">4</text:span> dígitos</text:p>
                </table:table-cell>
                <table:table-cell table:style-name="Táboa20.D2" office:value-type="string">
                  <text:p text:style-name="P23">Clave primaria.</text:p>
                  <text:p text:style-name="P76"><text:soft-page-break/>Clave ajena con la tabla Planta.</text:p>
                </table:table-cell>
              </table:table-row>
              <table:table-row>
                <table:table-cell table:style-name="Táboa20.A2" office:value-type="string">
                  <text:p text:style-name="P77">idCuidado<text:span text:style-name="T38">s</text:span></text:p>
                </table:table-cell>
                <table:table-cell table:style-name="Táboa20.A2" office:value-type="string">
                  <text:p text:style-name="P84">Identificador del <text:span text:style-name="T38">cuidado</text:span></text:p>
                </table:table-cell>
                <table:table-cell table:style-name="Táboa20.A2" office:value-type="string">
                  <text:p text:style-name="P46">Numérico de 3 dígitos</text:p>
                </table:table-cell>
                <table:table-cell table:style-name="Táboa20.D2" office:value-type="string">
                  <text:p text:style-name="P47">Clave primaria</text:p>
                  <text:p text:style-name="P85">clave ajena a la tabla Cuidados</text:p>
                </table:table-cell>
              </table:table-row>
              <table:table-row>
                <table:table-cell table:style-name="Táboa20.A2" office:value-type="string">
                  <text:p text:style-name="P77">FechaAsignación</text:p>
                </table:table-cell>
                <table:table-cell table:style-name="Táboa20.A2" office:value-type="string">
                  <text:p text:style-name="P84">Fecha en que se asignó ese cuidado a la planta</text:p>
                </table:table-cell>
                <table:table-cell table:style-name="Táboa20.A2" office:value-type="string">
                  <text:p text:style-name="P85">Fecha</text:p>
                </table:table-cell>
                <table:table-cell table:style-name="Táboa20.D2" office:value-type="string">
                  <text:p text:style-name="P85">Debe tener contenido</text:p>
                </table:table-cell>
              </table:table-row>
              <table:table-row>
                <table:table-cell table:style-name="Táboa20.A2" office:value-type="string">
                  <text:p text:style-name="P77">Observaciones</text:p>
                </table:table-cell>
                <table:table-cell table:style-name="Táboa20.A2" office:value-type="string">
                  <text:p text:style-name="P84">Comentarios adicionales sobre el estado o ajustes en el cuidado</text:p>
                </table:table-cell>
                <table:table-cell table:style-name="Táboa20.A2" office:value-type="string">
                  <text:p text:style-name="P85">Cadena de texto</text:p>
                </table:table-cell>
                <table:table-cell table:style-name="Táboa20.D2" office:value-type="string">
                  <text:p text:style-name="P85">Puede estar vacía</text:p>
                </table:table-cell>
              </table:table-row>
            </table:table>
            <text:p text:style-name="P86"><text:span text:style-name="T12">TABLA </text:span><text:span text:style-name="T13">JARDINERO_PLANTA</text:span><text:span text:style-name="T12">:</text:span> Contiene <text:span text:style-name="T32">información de </text:span><text:span text:style-name="T40">los Itinerarios en los Habitats</text:span>.</text:p>
            <table:table table:name="Táboa14" table:style-name="Táboa14">
              <table:table-column table:style-name="Táboa14.A"/>
              <table:table-column table:style-name="Táboa14.B"/>
              <table:table-column table:style-name="Táboa14.C"/>
              <table:table-column table:style-name="Táboa14.D"/>
              <table:table-row>
                <table:table-cell table:style-name="Táboa14.A1" office:value-type="string">
                  <text:p text:style-name="P87">Nombre Columna</text:p>
                </table:table-cell>
                <table:table-cell table:style-name="Táboa14.A1" office:value-type="string">
                  <text:p text:style-name="P87">Descripción</text:p>
                </table:table-cell>
                <table:table-cell table:style-name="Táboa14.A1" office:value-type="string">
                  <text:p text:style-name="P87">Tipo dato</text:p>
                </table:table-cell>
                <table:table-cell table:style-name="Táboa14.D1" office:value-type="string">
                  <text:p text:style-name="P87">Restricciones</text:p>
                </table:table-cell>
              </table:table-row>
              <table:table-row>
                <table:table-cell table:style-name="Táboa14.A2" office:value-type="string">
                  <text:p text:style-name="P88">id<text:span text:style-name="T37">Jardinero</text:span></text:p>
                </table:table-cell>
                <table:table-cell table:style-name="Táboa14.A2" office:value-type="string">
                  <text:p text:style-name="P89"><text:span text:style-name="T38">Identificador</text:span> de<text:span text:style-name="T38">l Jardinero</text:span></text:p>
                </table:table-cell>
                <table:table-cell table:style-name="Táboa14.A2" office:value-type="string">
                  <text:p text:style-name="P35">Numérico de 3 dígitos</text:p>
                </table:table-cell>
                <table:table-cell table:style-name="Táboa14.D2" office:value-type="string">
                  <text:p text:style-name="P36">Clave primaria</text:p>
                  <text:p text:style-name="P76">Clave ajena con la tabla Jardinero.</text:p>
                </table:table-cell>
              </table:table-row>
              <table:table-row>
                <table:table-cell table:style-name="Táboa14.A2" office:value-type="string">
                  <text:p text:style-name="P77">idPlanta</text:p>
                </table:table-cell>
                <table:table-cell table:style-name="Táboa14.A2" office:value-type="string">
                  <text:p text:style-name="P75">Identificador de <text:span text:style-name="T38">la Planta</text:span></text:p>
                </table:table-cell>
                <table:table-cell table:style-name="Táboa14.A2" office:value-type="string">
                  <text:p text:style-name="P24">Numérico de <text:span text:style-name="T38">4</text:span> dígitos</text:p>
                </table:table-cell>
                <table:table-cell table:style-name="Táboa14.D2" office:value-type="string">
                  <text:p text:style-name="P23">Clave primaria.</text:p>
                  <text:p text:style-name="P76">Clave ajena con la tabla Planta.</text:p>
                </table:table-cell>
              </table:table-row>
              <table:table-row>
                <table:table-cell table:style-name="Táboa14.A2" office:value-type="string">
                  <text:p text:style-name="P77">FechaPlantación</text:p>
                </table:table-cell>
                <table:table-cell table:style-name="Táboa14.A2" office:value-type="string">
                  <text:p text:style-name="P77">Fecha en que el jardinero realizó la plantación</text:p>
                </table:table-cell>
                <table:table-cell table:style-name="Táboa14.A2" office:value-type="string">
                  <text:p text:style-name="P76">Fecha</text:p>
                </table:table-cell>
                <table:table-cell table:style-name="Táboa14.D2" office:value-type="string">
                  <text:p text:style-name="P90">Debe tener contenido</text:p>
                </table:table-cell>
              </table:table-row>
              <table:table-row>
                <table:table-cell table:style-name="Táboa14.A2" office:value-type="string">
                  <text:p text:style-name="P77">EstadoActual</text:p>
                </table:table-cell>
                <table:table-cell table:style-name="Táboa14.A2" office:value-type="string">
                  <text:p text:style-name="P75">Estado actual de la planta según el jardinero</text:p>
                </table:table-cell>
                <table:table-cell table:style-name="Táboa14.A2" office:value-type="string">
                  <text:p text:style-name="P76">Cadena de texto de 50 caracteres</text:p>
                </table:table-cell>
                <table:table-cell table:style-name="Táboa14.D2" office:value-type="string">
                  <text:p text:style-name="P76">Debe tener contenido</text:p>
                </table:table-cell>
              </table:table-row>
              <table:table-row>
                <table:table-cell table:style-name="Táboa14.A2" office:value-type="string">
                  <text:p text:style-name="P77">Observaciones</text:p>
                </table:table-cell>
                <table:table-cell table:style-name="Táboa14.A2" office:value-type="string">
                  <text:p text:style-name="P91">Comentarios adicionales sobre la evolución o cuidado de la planta</text:p>
                </table:table-cell>
                <table:table-cell table:style-name="Táboa14.A2" office:value-type="string">
                  <text:p text:style-name="P92">Cadena de texto</text:p>
                </table:table-cell>
                <table:table-cell table:style-name="Táboa14.D2" office:value-type="string">
                  <text:p text:style-name="P85">Puede estar vacía</text:p>
                </table:table-cell>
              </table:table-row>
            </table:table>
            <text:p text:style-name="P93"><text:span text:style-name="T41">GRÁFICO</text:span><text:span text:style-name="T10">:</text:span></text:p>
            <text:p text:style-name="P94">SQLDeveloper permite obtener el diagrama del modelo entidad relación a partir de las tablas ya creadas con la información contenida en el Diccionario de Datos.</text:p>
          </table:table-cell>
        </table:table-row>
      </table:table>
      <text:p text:style-name="P3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95"><text:span text:style-name="T42">Criterios de puntuación</text:span>. <text:span text:style-name="T42">Total 10 puntos.</text:span></text:p>
          </table:table-cell>
        </table:table-row>
      </table:table>
      <text:p text:style-name="P96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2">
              <text:list-item>
                <text:p text:style-name="P97"><text:span text:style-name="T43">Ejercicio 1</text:span><text:span text:style-name="T44">:</text:span><text:tab/><text:span text:style-name="T45">8</text:span>,<text:span text:style-name="T46">00</text:span> puntos</text:p>
                <text:list>
                  <text:list-item>
                    <text:p text:style-name="P98">Al ejecutar en el editor de SQL, debe funcionar.</text:p>
                  </text:list-item>
                  <text:list-item>
                    <text:p text:style-name="P98">Cada tabla con las restricciones y especificaciones: 1 punto</text:p>
                  </text:list-item>
                </text:list>
              </text:list-item>
              <text:list-item>
                <text:p text:style-name="P97"><text:span text:style-name="T47">Gráfico</text:span><text:span text:style-name="T44">:</text:span><text:tab/><text:span text:style-name="T45">2</text:span><text:span text:style-name="T46">,</text:span><text:span text:style-name="T45">0</text:span><text:span text:style-name="T46">0</text:span> puntos</text:p>
              </text:list-item>
            </text:list>
            <text:p text:style-name="P99">TOTAL: 10 puntos</text:p>
          </table:table-cell>
        </table:table-row>
      </table:table>
      <text:p text:style-name="P96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95"><text:span text:style-name="T48">Recursos necesarios para realizar la tarea</text:span>.</text:p>
          </table:table-cell>
        </table:table-row>
      </table:table>
      <text:p text:style-name="P100"/>
      <table:table table:name="Táboa6" table:style-name="Táboa6">
        <table:table-column table:style-name="Táboa6.A"/>
        <table:table-row>
          <table:table-cell table:style-name="Táboa6.A1" office:value-type="string">
            <text:list text:continue-numbering="true" text:style-name="L2">
              <text:list-item>
                <text:p text:style-name="P101">Ordenador personal con, al menos 1 Gigabyte de memoria RAM.</text:p>
              </text:list-item>
              <text:list-item>
                <text:p text:style-name="P101">Oracle Database 18c <text:span text:style-name="T46">XE instalado</text:span> (o versión posterior).</text:p>
              </text:list-item>
              <text:list-item>
                <text:p text:style-name="P102">SQLDeveloper opcional.</text:p>
              </text:list-item>
            </text:list>
          </table:table-cell>
        </table:table-row>
      </table:table>
      <text:p text:style-name="P100"/>
      <table:table table:name="Táboa7" table:style-name="Táboa7">
        <table:table-column table:style-name="Táboa7.A"/>
        <table:table-row>
          <table:table-cell table:style-name="Táboa7.A1" office:value-type="string">
            <text:p text:style-name="P103"><text:span text:style-name="T49">Consejos y recomendaciones</text:span>.</text:p>
          </table:table-cell>
        </table:table-row>
      </table:table>
      <text:p text:style-name="P104"/>
      <table:table table:name="Táboa8" table:style-name="Táboa8">
        <table:table-column table:style-name="Táboa8.A"/>
        <table:table-row>
          <table:table-cell table:style-name="Táboa8.A1" office:value-type="string">
            <text:list text:continue-numbering="true" text:style-name="L2">
              <text:list-item>
                <text:p text:style-name="P105">Para estos ejercicios tendrás que hacer uso de algunos operadores con los que aún no has trabajado, recuerda que en el apartado <text:span text:style-name="T44">Elementos del lenguaje. Normas de escritura</text:span> tienes un documento con los operadores más comunes.</text:p>
              </text:list-item>
              <text:list-item>
                <text:p text:style-name="P105">Aquí tienes un enlace que te puede servir: <text:s/><text:a xlink:type="simple" xlink:href="https://sarreplec.caib.es/pluginfile.php/9809/mod_resource/content/2/BD02_CONT_R25_01_elementosLenguaje.pdf" text:style-name="Internet_20_link" text:visited-style-name="Visited_20_Internet_20_Link">Operadores Oracle</text:a> </text:p>
              </text:list-item>
            </text:list>
          </table:table-cell>
        </table:table-row>
      </table:table>
      <text:p text:style-name="P104"/>
      <table:table table:name="Táboa9" table:style-name="Táboa9">
        <table:table-column table:style-name="Táboa9.A"/>
        <table:table-row>
          <table:table-cell table:style-name="Táboa9.A1" office:value-type="string">
            <text:p text:style-name="P106"><text:span text:style-name="T50">Indicaciones de entrega</text:span>.</text:p>
          </table:table-cell>
        </table:table-row>
      </table:table>
      <text:p text:style-name="P104"/>
      <table:table table:name="Táboa10" table:style-name="Táboa10">
        <table:table-column table:style-name="Táboa10.A"/>
        <table:table-row>
          <table:table-cell table:style-name="Táboa10.A1" office:value-type="string">
            <text:list text:continue-numbering="true" text:style-name="L2">
              <text:list-item>
                <text:p text:style-name="P107">Una vez realizada la tarea, elaborarás un único documento donde figuren las respuestas correspondientes. El envío se realizará a través de la plataforma de la forma establecida para ello, y el archivo se nombrará siguiendo las siguientes pautas:</text:p>
              </text:list-item>
            </text:list>
            <text:p text:style-name="P108">apellido1_apellido2_nombre_SIGxx_Tarea</text:p>
            <text:list text:continue-numbering="true" text:style-name="L2">
              <text:list-item>
                <text:p text:style-name="P107">Asegúrate <text:span text:style-name="T51">que el nombre no contenga la letra ñ, tildes ni caracteres especiales extraños. Así, por ejemplo, la alumna </text:span><text:span text:style-name="T52">Fulgencia </text:span><text:span text:style-name="T53">Berdeal</text:span><text:span text:style-name="T52"> </text:span><text:span text:style-name="T53">Outes</text:span><text:span text:style-name="T51"> para la primera unidad del MP de BD debería nombrar esta tarea como:</text:span></text:p>
              </text:list-item>
            </text:list>
            <text:p text:style-name="P108"><text:span text:style-name="T54">berdeal</text:span>_<text:span text:style-name="T54">outes</text:span>_fulgencia_BD0<text:span text:style-name="T46">2</text:span>_Tarea</text:p>
          </table:table-cell>
        </table:table-row>
      </table:table>
      <text:p text:style-name="P10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style-name="Estándar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" draw:fill-hatch-name="hatch"/>
      <style:paragraph-properties fo:background-color="#ffa07a" fo:padding="0.049cm" fo:border="0.74pt solid #000000" style:join-border="false"/>
      <style:text-properties fo:color="#ffffff" loext:opacity="100%" style:font-name="Lucida Sans1" officeooo:rsid="0019cead" officeooo:paragraph-rsid="0019cead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T1" style:family="text">
      <style:text-properties officeooo:rsid="0054c784"/>
    </style:style>
    <style:style style:name="MT2" style:family="text">
      <style:text-properties officeooo:rsid="00420b6f"/>
    </style:style>
    <style:style style:name="MT3" style:family="text">
      <style:text-properties officeooo:rsid="00bb3363"/>
    </style:style>
    <style:style style:name="MT4" style:family="text">
      <style:text-properties officeooo:rsid="0086a0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<text:span text:style-name="MT1">2</text:span>. <text:span text:style-name="MT2">ENUNCIADO</text:span> TAREA <text:span text:style-name="MT3">Plantas</text:span><text:span text:style-name="MT4">TEIS</text:span></text:p>
      </style:header>
      <style:footer>
        <text:p text:style-name="MP2">1</text:p>
      </style:footer>
      <style:footer-left>
        <text:p text:style-name="MP2"><text:bookmark-start text:name="PageNumWizard_FOOTER_Estilo de páxina predeterminado1"/>2<text:bookmark-end text:name="PageNumWizard_FOOTER_Estilo de páxina predeterminad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2T18:04:04.684000000</meta:creation-date>
    <dc:date>2025-10-14T15:15:50.121244700</dc:date>
    <meta:editing-duration>PT7H25M56S</meta:editing-duration>
    <meta:editing-cycles>139</meta:editing-cycles>
    <meta:generator>LibreOffice/25.2.5.2$Windows_X86_64 LibreOffice_project/03d19516eb2e1dd5d4ccd751a0d6f35f35e08022</meta:generator>
    <meta:document-statistic meta:table-count="19" meta:image-count="0" meta:object-count="0" meta:page-count="3" meta:paragraph-count="316" meta:word-count="1659" meta:character-count="10773" meta:non-whitespace-character-count="9447"/>
  </office:meta>
</office:document-meta>
</file>